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">
      <style:graphic-properties/>
    </style:style>
    <style:style style:family="graphic" style:name="a10">
      <style:graphic-properties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">
      <style:graphic-properties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">
      <style:graphic-properties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ly_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3" table:style-name="ce2"/>
          <table:table-cell office:value-type="string" table:style-name="ce2">
            <text:p>𝒇(𝑵)=𝑪𝑵^𝟏+𝑫𝑵^𝟎</text:p>
          </table:table-cell>
          <table:table-cell table:number-columns-repeated="6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6" table:style-name="ce2"/>
          <table:table-cell office:value-type="string" table:style-name="ce2">
            <text:p>Lower</text:p>
          </table:table-cell>
          <table:table-cell table:number-columns-repeated="3" table:style-name="ce2"/>
          <table:table-cell table:number-columns-repeated="16374"/>
        </table:table-row>
        <table:table-row table:style-name="ro2">
          <table:table-cell table:style-name="ce2"/>
          <table:table-cell office:value-type="string" table:style-name="ce2">
            <text:p>f(n) =<text:s/></text:p>
          </table:table-cell>
          <table:table-cell office:value-type="string" table:style-name="ce2">
            <text:p>C=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*N<text:span text:style-name="T1">1</text:span></text:p>
          </table:table-cell>
          <table:table-cell table:style-name="ce2"/>
          <table:table-cell office:value-type="string" table:style-name="ce2">
            <text:p>g(n) =</text:p>
          </table:table-cell>
          <table:table-cell office:value-type="float" office:value="13.05" table:formula="of:=[.$G$33]-([.$G$33]*0.1)" table:style-name="ce2">
            <text:p>13.05</text:p>
          </table:table-cell>
          <table:table-cell office:value-type="string" table:style-name="ce2">
            <text:p>*N<text:span text:style-name="T1">1</text:span></text:p>
          </table:table-cell>
          <table:table-cell table:style-name="ce2"/>
          <table:table-cell table:number-columns-repeated="16374"/>
        </table:table-row>
        <table:table-row table:style-name="ro2">
          <table:table-cell table:number-columns-repeated="2" table:style-name="ce2"/>
          <table:table-cell office:value-type="string" table:style-name="ce2">
            <text:p>D=</text:p>
          </table:table-cell>
          <table:table-cell office:value-type="float" office:value="-10" table:style-name="ce2">
            <text:p>-10</text:p>
          </table:table-cell>
          <table:table-cell office:value-type="string" table:style-name="ce2">
            <text:p>*N<text:span text:style-name="T1">0</text:span></text:p>
          </table:table-cell>
          <table:table-cell table:style-name="ce2"/>
          <table:table-cell office:value-type="string" table:style-name="ce2">
            <text:p>Upper</text:p>
          </table:table-cell>
          <table:table-cell table:number-columns-repeated="3" table:style-name="ce2"/>
          <table:table-cell table:number-columns-repeated="16374"/>
        </table:table-row>
        <table:table-row table:style-name="ro2">
          <table:table-cell table:number-columns-repeated="2" table:style-name="ce2"/>
          <table:table-cell table:number-columns-repeated="3" table:style-name="ce1"/>
          <table:table-cell table:style-name="ce2"/>
          <table:table-cell office:value-type="string" table:style-name="ce2">
            <text:p>g(n) =<text:s/></text:p>
          </table:table-cell>
          <table:table-cell office:value-type="float" office:value="15.95" table:formula="of:=[.$G$33]+([.$G$33]*0.1)" table:style-name="ce2">
            <text:p>15.95</text:p>
          </table:table-cell>
          <table:table-cell office:value-type="string" table:style-name="ce2">
            <text:p>*N<text:span text:style-name="T1">1</text:span>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5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7" table:style-name="ce2"/>
          <table:table-cell office:value-type="string" table:style-name="ce2">
            <text:p>Ω</text:p>
          </table:table-cell>
          <table:table-cell office:value-type="string" table:style-name="ce2">
            <text:p>Ο</text:p>
          </table:table-cell>
          <table:table-cell table:style-name="ce2"/>
          <table:table-cell table:number-columns-repeated="16374"/>
        </table:table-row>
        <table:table-row table:style-name="ro2">
          <table:table-cell table:number-columns-repeated="2" table:style-name="ce2"/>
          <table:table-cell office:value-type="string" table:style-name="ce2">
            <text:p>N<text:span text:style-name="T1">1</text:span></text:p>
          </table:table-cell>
          <table:table-cell table:number-columns-repeated="2" table:style-name="ce2"/>
          <table:table-cell office:value-type="string" table:style-name="ce2">
            <text:p>f(n)</text:p>
          </table:table-cell>
          <table:table-cell office:value-type="string" table:style-name="ce2">
            <text:p>f(n)/g(n)</text:p>
          </table:table-cell>
          <table:table-cell office:value-type="string" table:style-name="ce2">
            <text:p>c'g(n)</text:p>
          </table:table-cell>
          <table:table-cell office:value-type="string" table:style-name="ce2">
            <text:p>c''g(n)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5" table:formula="of:=[.$D$7]*[.C14]+[.$D$8]" table:style-name="ce2">
            <text:p>5</text:p>
          </table:table-cell>
          <table:table-cell office:value-type="float" office:value="5" table:formula="of:=[.F14]/[.C14]" table:style-name="ce2">
            <text:p>5</text:p>
          </table:table-cell>
          <table:table-cell office:value-type="float" office:value="13.05" table:formula="of:=[.$H$7]*[.C14]" table:style-name="ce3">
            <text:p>13</text:p>
          </table:table-cell>
          <table:table-cell office:value-type="float" office:value="15.95" table:formula="of:=[.$H$9]*[.C14]" table:style-name="ce3">
            <text:p>16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0" table:formula="of:=[.$D$7]*[.C15]+[.$D$8]" table:style-name="ce2">
            <text:p>20</text:p>
          </table:table-cell>
          <table:table-cell office:value-type="float" office:value="10" table:formula="of:=[.F15]/[.C15]" table:style-name="ce2">
            <text:p>10</text:p>
          </table:table-cell>
          <table:table-cell office:value-type="float" office:value="26.1" table:formula="of:=[.$H$7]*[.C15]" table:style-name="ce3">
            <text:p>26</text:p>
          </table:table-cell>
          <table:table-cell office:value-type="float" office:value="31.9" table:formula="of:=[.$H$9]*[.C15]" table:style-name="ce3">
            <text:p>32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5" table:formula="of:=[.$D$7]*[.C16]+[.$D$8]" table:style-name="ce2">
            <text:p>35</text:p>
          </table:table-cell>
          <table:table-cell office:value-type="float" office:value="11.666666666666666" table:formula="of:=[.F16]/[.C16]" table:style-name="ce2">
            <text:p>11.66666667</text:p>
          </table:table-cell>
          <table:table-cell office:value-type="float" office:value="39.150000000000006" table:formula="of:=[.$H$7]*[.C16]" table:style-name="ce3">
            <text:p>39</text:p>
          </table:table-cell>
          <table:table-cell office:value-type="float" office:value="47.849999999999994" table:formula="of:=[.$H$9]*[.C16]" table:style-name="ce3">
            <text:p>48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2" table:style-name="ce2"/>
          <table:table-cell office:value-type="float" office:value="50" table:formula="of:=[.$D$7]*[.C17]+[.$D$8]" table:style-name="ce2">
            <text:p>50</text:p>
          </table:table-cell>
          <table:table-cell office:value-type="float" office:value="12.5" table:formula="of:=[.F17]/[.C17]" table:style-name="ce2">
            <text:p>12.5</text:p>
          </table:table-cell>
          <table:table-cell office:value-type="float" office:value="52.2" table:formula="of:=[.$H$7]*[.C17]" table:style-name="ce3">
            <text:p>52</text:p>
          </table:table-cell>
          <table:table-cell office:value-type="float" office:value="63.8" table:formula="of:=[.$H$9]*[.C17]" table:style-name="ce3">
            <text:p>64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5" table:style-name="ce2">
            <text:p>5</text:p>
          </table:table-cell>
          <table:table-cell table:number-columns-repeated="2" table:style-name="ce2"/>
          <table:table-cell office:value-type="float" office:value="65" table:formula="of:=[.$D$7]*[.C18]+[.$D$8]" table:style-name="ce2">
            <text:p>65</text:p>
          </table:table-cell>
          <table:table-cell office:value-type="float" office:value="13" table:formula="of:=[.F18]/[.C18]" table:style-name="ce2">
            <text:p>13</text:p>
          </table:table-cell>
          <table:table-cell office:value-type="float" office:value="65.25" table:formula="of:=[.$H$7]*[.C18]" table:style-name="ce3">
            <text:p>65</text:p>
          </table:table-cell>
          <table:table-cell office:value-type="float" office:value="79.75" table:formula="of:=[.$H$9]*[.C18]" table:style-name="ce3">
            <text:p>80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6" table:style-name="ce2">
            <text:p>6</text:p>
          </table:table-cell>
          <table:table-cell table:number-columns-repeated="2" table:style-name="ce2"/>
          <table:table-cell office:value-type="float" office:value="80" table:formula="of:=[.$D$7]*[.C19]+[.$D$8]" table:style-name="ce2">
            <text:p>80</text:p>
          </table:table-cell>
          <table:table-cell office:value-type="float" office:value="13.333333333333334" table:formula="of:=[.F19]/[.C19]" table:style-name="ce2">
            <text:p>13.33333333</text:p>
          </table:table-cell>
          <table:table-cell office:value-type="float" office:value="78.300000000000011" table:formula="of:=[.$H$7]*[.C19]" table:style-name="ce3">
            <text:p>78</text:p>
          </table:table-cell>
          <table:table-cell office:value-type="float" office:value="95.699999999999989" table:formula="of:=[.$H$9]*[.C19]" table:style-name="ce3">
            <text:p>96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7" table:style-name="ce2">
            <text:p>7</text:p>
          </table:table-cell>
          <table:table-cell table:number-columns-repeated="2" table:style-name="ce2"/>
          <table:table-cell office:value-type="float" office:value="95" table:formula="of:=[.$D$7]*[.C20]+[.$D$8]" table:style-name="ce2">
            <text:p>95</text:p>
          </table:table-cell>
          <table:table-cell office:value-type="float" office:value="13.571428571428571" table:formula="of:=[.F20]/[.C20]" table:style-name="ce2">
            <text:p>13.57142857</text:p>
          </table:table-cell>
          <table:table-cell office:value-type="float" office:value="91.350000000000009" table:formula="of:=[.$H$7]*[.C20]" table:style-name="ce3">
            <text:p>91</text:p>
          </table:table-cell>
          <table:table-cell office:value-type="float" office:value="111.64999999999999" table:formula="of:=[.$H$9]*[.C20]" table:style-name="ce3">
            <text:p>112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float" office:value="110" table:formula="of:=[.$D$7]*[.C21]+[.$D$8]" table:style-name="ce2">
            <text:p>110</text:p>
          </table:table-cell>
          <table:table-cell office:value-type="float" office:value="13.75" table:formula="of:=[.F21]/[.C21]" table:style-name="ce2">
            <text:p>13.75</text:p>
          </table:table-cell>
          <table:table-cell office:value-type="float" office:value="104.4" table:formula="of:=[.$H$7]*[.C21]" table:style-name="ce3">
            <text:p>104</text:p>
          </table:table-cell>
          <table:table-cell office:value-type="float" office:value="127.6" table:formula="of:=[.$H$9]*[.C21]" table:style-name="ce3">
            <text:p>128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9" table:style-name="ce2">
            <text:p>9</text:p>
          </table:table-cell>
          <table:table-cell table:number-columns-repeated="2" table:style-name="ce2"/>
          <table:table-cell office:value-type="float" office:value="125" table:formula="of:=[.$D$7]*[.C22]+[.$D$8]" table:style-name="ce2">
            <text:p>125</text:p>
          </table:table-cell>
          <table:table-cell office:value-type="float" office:value="13.888888888888889" table:formula="of:=[.F22]/[.C22]" table:style-name="ce2">
            <text:p>13.88888889</text:p>
          </table:table-cell>
          <table:table-cell office:value-type="float" office:value="117.45" table:formula="of:=[.$H$7]*[.C22]" table:style-name="ce3">
            <text:p>117</text:p>
          </table:table-cell>
          <table:table-cell office:value-type="float" office:value="143.54999999999998" table:formula="of:=[.$H$9]*[.C22]" table:style-name="ce3">
            <text:p>144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float" office:value="140" table:formula="of:=[.$D$7]*[.C23]+[.$D$8]" table:style-name="ce2">
            <text:p>140</text:p>
          </table:table-cell>
          <table:table-cell office:value-type="float" office:value="14" table:formula="of:=[.F23]/[.C23]" table:style-name="ce2">
            <text:p>14</text:p>
          </table:table-cell>
          <table:table-cell office:value-type="float" office:value="130.5" table:formula="of:=[.$H$7]*[.C23]" table:style-name="ce3">
            <text:p>131</text:p>
          </table:table-cell>
          <table:table-cell office:value-type="float" office:value="159.5" table:formula="of:=[.$H$9]*[.C23]" table:style-name="ce3">
            <text:p>160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float" office:value="155" table:formula="of:=[.$D$7]*[.C24]+[.$D$8]" table:style-name="ce2">
            <text:p>155</text:p>
          </table:table-cell>
          <table:table-cell office:value-type="float" office:value="14.090909090909092" table:formula="of:=[.F24]/[.C24]" table:style-name="ce2">
            <text:p>14.09090909</text:p>
          </table:table-cell>
          <table:table-cell office:value-type="float" office:value="143.55000000000001" table:formula="of:=[.$H$7]*[.C24]" table:style-name="ce3">
            <text:p>144</text:p>
          </table:table-cell>
          <table:table-cell office:value-type="float" office:value="175.45" table:formula="of:=[.$H$9]*[.C24]" table:style-name="ce3">
            <text:p>175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2" table:style-name="ce2"/>
          <table:table-cell office:value-type="float" office:value="170" table:formula="of:=[.$D$7]*[.C25]+[.$D$8]" table:style-name="ce2">
            <text:p>170</text:p>
          </table:table-cell>
          <table:table-cell office:value-type="float" office:value="14.166666666666666" table:formula="of:=[.F25]/[.C25]" table:style-name="ce2">
            <text:p>14.16666667</text:p>
          </table:table-cell>
          <table:table-cell office:value-type="float" office:value="156.60000000000002" table:formula="of:=[.$H$7]*[.C25]" table:style-name="ce3">
            <text:p>157</text:p>
          </table:table-cell>
          <table:table-cell office:value-type="float" office:value="191.39999999999998" table:formula="of:=[.$H$9]*[.C25]" table:style-name="ce3">
            <text:p>191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3" table:style-name="ce2">
            <text:p>13</text:p>
          </table:table-cell>
          <table:table-cell table:number-columns-repeated="2" table:style-name="ce2"/>
          <table:table-cell office:value-type="float" office:value="185" table:formula="of:=[.$D$7]*[.C26]+[.$D$8]" table:style-name="ce2">
            <text:p>185</text:p>
          </table:table-cell>
          <table:table-cell office:value-type="float" office:value="14.23076923076923" table:formula="of:=[.F26]/[.C26]" table:style-name="ce2">
            <text:p>14.23076923</text:p>
          </table:table-cell>
          <table:table-cell office:value-type="float" office:value="169.65" table:formula="of:=[.$H$7]*[.C26]" table:style-name="ce3">
            <text:p>170</text:p>
          </table:table-cell>
          <table:table-cell office:value-type="float" office:value="207.35" table:formula="of:=[.$H$9]*[.C26]" table:style-name="ce3">
            <text:p>207</text:p>
            <draw:frame draw:z-index="1" draw:id="id0" draw:style-name="a2" draw:name="TextBox 1" svg:x="0.57292in" svg:y="0.15104in" svg:width="0.00007in" svg:height="0.18835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float" office:value="200" table:formula="of:=[.$D$7]*[.C27]+[.$D$8]" table:style-name="ce2">
            <text:p>200</text:p>
          </table:table-cell>
          <table:table-cell office:value-type="float" office:value="14.285714285714286" table:formula="of:=[.F27]/[.C27]" table:style-name="ce2">
            <text:p>14.28571429</text:p>
          </table:table-cell>
          <table:table-cell office:value-type="float" office:value="182.70000000000002" table:formula="of:=[.$H$7]*[.C27]" table:style-name="ce3">
            <text:p>183</text:p>
          </table:table-cell>
          <table:table-cell office:value-type="float" office:value="223.29999999999998" table:formula="of:=[.$H$9]*[.C27]" table:style-name="ce3">
            <text:p>223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5" table:style-name="ce2">
            <text:p>15</text:p>
          </table:table-cell>
          <table:table-cell table:number-columns-repeated="2" table:style-name="ce2"/>
          <table:table-cell office:value-type="float" office:value="215" table:formula="of:=[.$D$7]*[.C28]+[.$D$8]" table:style-name="ce2">
            <text:p>215</text:p>
          </table:table-cell>
          <table:table-cell office:value-type="float" office:value="14.333333333333334" table:formula="of:=[.F28]/[.C28]" table:style-name="ce2">
            <text:p>14.33333333</text:p>
          </table:table-cell>
          <table:table-cell office:value-type="float" office:value="195.75" table:formula="of:=[.$H$7]*[.C28]" table:style-name="ce3">
            <text:p>196</text:p>
          </table:table-cell>
          <table:table-cell office:value-type="float" office:value="239.25" table:formula="of:=[.$H$9]*[.C28]" table:style-name="ce3">
            <text:p>239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6" table:style-name="ce2">
            <text:p>16</text:p>
          </table:table-cell>
          <table:table-cell table:number-columns-repeated="2" table:style-name="ce2"/>
          <table:table-cell office:value-type="float" office:value="230" table:formula="of:=[.$D$7]*[.C29]+[.$D$8]" table:style-name="ce2">
            <text:p>230</text:p>
          </table:table-cell>
          <table:table-cell office:value-type="float" office:value="14.375" table:formula="of:=[.F29]/[.C29]" table:style-name="ce2">
            <text:p>14.375</text:p>
          </table:table-cell>
          <table:table-cell office:value-type="float" office:value="208.8" table:formula="of:=[.$H$7]*[.C29]" table:style-name="ce3">
            <text:p>209</text:p>
          </table:table-cell>
          <table:table-cell office:value-type="float" office:value="255.2" table:formula="of:=[.$H$9]*[.C29]" table:style-name="ce3">
            <text:p>255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7" table:style-name="ce2">
            <text:p>17</text:p>
          </table:table-cell>
          <table:table-cell table:number-columns-repeated="2" table:style-name="ce2"/>
          <table:table-cell office:value-type="float" office:value="245" table:formula="of:=[.$D$7]*[.C30]+[.$D$8]" table:style-name="ce2">
            <text:p>245</text:p>
          </table:table-cell>
          <table:table-cell office:value-type="float" office:value="14.411764705882353" table:formula="of:=[.F30]/[.C30]" table:style-name="ce2">
            <text:p>14.41176471</text:p>
          </table:table-cell>
          <table:table-cell office:value-type="float" office:value="221.85000000000002" table:formula="of:=[.$H$7]*[.C30]" table:style-name="ce3">
            <text:p>222</text:p>
          </table:table-cell>
          <table:table-cell office:value-type="float" office:value="271.14999999999998" table:formula="of:=[.$H$9]*[.C30]" table:style-name="ce3">
            <text:p>271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8" table:style-name="ce2">
            <text:p>18</text:p>
          </table:table-cell>
          <table:table-cell table:number-columns-repeated="2" table:style-name="ce2"/>
          <table:table-cell office:value-type="float" office:value="260" table:formula="of:=[.$D$7]*[.C31]+[.$D$8]" table:style-name="ce2">
            <text:p>260</text:p>
          </table:table-cell>
          <table:table-cell office:value-type="float" office:value="14.444444444444445" table:formula="of:=[.F31]/[.C31]" table:style-name="ce2">
            <text:p>14.44444444</text:p>
          </table:table-cell>
          <table:table-cell office:value-type="float" office:value="234.9" table:formula="of:=[.$H$7]*[.C31]" table:style-name="ce3">
            <text:p>235</text:p>
          </table:table-cell>
          <table:table-cell office:value-type="float" office:value="287.09999999999997" table:formula="of:=[.$H$9]*[.C31]" table:style-name="ce3">
            <text:p>287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float" office:value="275" table:formula="of:=[.$D$7]*[.C32]+[.$D$8]" table:style-name="ce2">
            <text:p>275</text:p>
          </table:table-cell>
          <table:table-cell office:value-type="float" office:value="14.473684210526315" table:formula="of:=[.F32]/[.C32]" table:style-name="ce2">
            <text:p>14.47368421</text:p>
          </table:table-cell>
          <table:table-cell office:value-type="float" office:value="247.95000000000002" table:formula="of:=[.$H$7]*[.C32]" table:style-name="ce3">
            <text:p>248</text:p>
          </table:table-cell>
          <table:table-cell office:value-type="float" office:value="303.05" table:formula="of:=[.$H$9]*[.C32]" table:style-name="ce3">
            <text:p>303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float" office:value="290" table:formula="of:=[.$D$7]*[.C33]+[.$D$8]" table:style-name="ce2">
            <text:p>290</text:p>
          </table:table-cell>
          <table:table-cell office:value-type="float" office:value="14.5" table:formula="of:=[.F33]/[.C33]" table:style-name="ce2">
            <text:p>14.5</text:p>
          </table:table-cell>
          <table:table-cell office:value-type="float" office:value="261" table:formula="of:=[.$H$7]*[.C33]" table:style-name="ce3">
            <text:p>261</text:p>
          </table:table-cell>
          <table:table-cell office:value-type="float" office:value="319" table:formula="of:=[.$H$9]*[.C33]" table:style-name="ce3">
            <text:p>319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>
            <draw:frame draw:z-index="2" draw:id="id1" draw:style-name="a3" draw:name="Chart 12" svg:x="0.08854in" svg:y="0.01562in" svg:width="8.81771in" svg:height="4.369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16374"/>
        </table:table-row>
        <table:table-row table:number-rows-repeated="1048542" table:style-name="ro1">
          <table:table-cell table:number-columns-repeated="16384"/>
        </table:table-row>
      </table:table>
      <table:table table:name="Poly_2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3" table:style-name="ce2"/>
          <table:table-cell office:value-type="string" table:style-name="ce2">
            <text:p>𝒇(𝑵)=𝑪𝒍𝒐𝒈(𝑵)+𝑫𝑵^𝟎</text:p>
          </table:table-cell>
          <table:table-cell table:number-columns-repeated="6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6" table:style-name="ce2"/>
          <table:table-cell office:value-type="string" table:style-name="ce2">
            <text:p>Lower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table:style-name="ce2"/>
          <table:table-cell table:style-name="ce1"/>
          <table:table-cell table:number-columns-repeated="4" table:style-name="ce2"/>
          <table:table-cell office:value-type="string" table:style-name="ce2">
            <text:p>g(n) =</text:p>
          </table:table-cell>
          <table:table-cell office:value-type="float" office:value="48.087980407810832" table:formula="of:=[.$G$33]-([.$G$33]*0.1)" table:style-name="ce2">
            <text:p>48.08798041</text:p>
          </table:table-cell>
          <table:table-cell office:value-type="string" table:style-name="ce2">
            <text:p>*log(N)</text:p>
          </table:table-cell>
          <table:table-cell table:style-name="ce2"/>
          <table:table-cell table:number-columns-repeated="16374"/>
        </table:table-row>
        <table:table-row table:style-name="ro2">
          <table:table-cell table:style-name="ce2"/>
          <table:table-cell office:value-type="string" table:style-name="ce2">
            <text:p>f(n) =<text:s/></text:p>
          </table:table-cell>
          <table:table-cell office:value-type="string" table:style-name="ce2">
            <text:p>C=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*N<text:span text:style-name="T1">1</text:span></text:p>
          </table:table-cell>
          <table:table-cell table:style-name="ce2"/>
          <table:table-cell office:value-type="string" table:style-name="ce2">
            <text:p>Upper</text:p>
          </table:table-cell>
          <table:table-cell table:number-columns-repeated="3" table:style-name="ce2"/>
          <table:table-cell table:number-columns-repeated="16374"/>
        </table:table-row>
        <table:table-row table:style-name="ro2">
          <table:table-cell table:number-columns-repeated="2" table:style-name="ce2"/>
          <table:table-cell office:value-type="string" table:style-name="ce2">
            <text:p>D=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*N<text:span text:style-name="T1">0</text:span></text:p>
          </table:table-cell>
          <table:table-cell table:style-name="ce2"/>
          <table:table-cell office:value-type="string" table:style-name="ce2">
            <text:p>g(n) =<text:s/></text:p>
          </table:table-cell>
          <table:table-cell office:value-type="float" office:value="58.774198276213241" table:formula="of:=[.$G$33]+([.$G$33]*0.1)" table:style-name="ce2">
            <text:p>58.77419828</text:p>
          </table:table-cell>
          <table:table-cell office:value-type="string" table:style-name="ce2">
            <text:p>*log(N)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5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7" table:style-name="ce2"/>
          <table:table-cell office:value-type="string" table:style-name="ce2">
            <text:p>Ω</text:p>
          </table:table-cell>
          <table:table-cell office:value-type="string" table:style-name="ce2">
            <text:p>Ο</text:p>
          </table:table-cell>
          <table:table-cell table:style-name="ce2"/>
          <table:table-cell table:number-columns-repeated="16374"/>
        </table:table-row>
        <table:table-row table:style-name="ro2">
          <table:table-cell table:number-columns-repeated="2" table:style-name="ce2"/>
          <table:table-cell office:value-type="string" table:style-name="ce2">
            <text:p>N<text:span text:style-name="T1">1</text:span></text:p>
          </table:table-cell>
          <table:table-cell office:value-type="string" table:style-name="ce2">
            <text:p>log(N)</text:p>
          </table:table-cell>
          <table:table-cell table:style-name="ce2"/>
          <table:table-cell office:value-type="string" table:style-name="ce2">
            <text:p>f(n)</text:p>
          </table:table-cell>
          <table:table-cell office:value-type="string" table:style-name="ce2">
            <text:p>f(n)/g(n)</text:p>
          </table:table-cell>
          <table:table-cell office:value-type="string" table:style-name="ce2">
            <text:p>c'g(n)</text:p>
          </table:table-cell>
          <table:table-cell office:value-type="string" table:style-name="ce2">
            <text:p>c''g(n)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LOG([.C14])" table:style-name="ce2">
            <text:p>0</text:p>
          </table:table-cell>
          <table:table-cell table:style-name="ce2"/>
          <table:table-cell office:value-type="float" office:value="50" table:formula="of:=[.$D$8]*[.D14]+[.$D$9]" table:style-name="ce2">
            <text:p>50</text:p>
          </table:table-cell>
          <table:table-cell office:value-type="error" office:string-value="#DIV/0!" table:formula="of:=[.F14]/[.D14]" table:style-name="ce2">
            <text:p>#DIV/0!</text:p>
          </table:table-cell>
          <table:table-cell office:value-type="float" office:value="0" table:formula="of:=[.$H$7]*[.D14]" table:style-name="ce3">
            <text:p>0</text:p>
          </table:table-cell>
          <table:table-cell office:value-type="float" office:value="0" table:formula="of:=[.$H$9]*[.D14]" table:style-name="ce3">
            <text:p>0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.3010299956639812" table:formula="of:=LOG([.C15])" table:style-name="ce2">
            <text:p>0.301029996</text:p>
          </table:table-cell>
          <table:table-cell table:style-name="ce2"/>
          <table:table-cell office:value-type="float" office:value="54.515449934959719" table:formula="of:=[.$D$8]*[.D15]+[.$D$9]" table:style-name="ce2">
            <text:p>54.51544993</text:p>
          </table:table-cell>
          <table:table-cell office:value-type="float" office:value="181.09640474436813" table:formula="of:=[.F15]/[.D15]" table:style-name="ce2">
            <text:p>181.0964047</text:p>
          </table:table-cell>
          <table:table-cell office:value-type="float" office:value="14.475924533652908" table:formula="of:=[.$H$7]*[.D15]" table:style-name="ce3">
            <text:p>14</text:p>
          </table:table-cell>
          <table:table-cell office:value-type="float" office:value="17.692796652242443" table:formula="of:=[.$H$9]*[.D15]" table:style-name="ce3">
            <text:p>18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.47712125471966244" table:formula="of:=LOG([.C16])" table:style-name="ce2">
            <text:p>0.477121255</text:p>
          </table:table-cell>
          <table:table-cell table:style-name="ce2"/>
          <table:table-cell office:value-type="float" office:value="57.156818820794939" table:formula="of:=[.$D$8]*[.D16]+[.$D$9]" table:style-name="ce2">
            <text:p>57.15681882</text:p>
          </table:table-cell>
          <table:table-cell office:value-type="float" office:value="119.79516371446924" table:formula="of:=[.F16]/[.D16]" table:style-name="ce2">
            <text:p>119.7951637</text:p>
          </table:table-cell>
          <table:table-cell office:value-type="float" office:value="22.943797549109249" table:formula="of:=[.$H$7]*[.D16]" table:style-name="ce3">
            <text:p>23</text:p>
          </table:table-cell>
          <table:table-cell office:value-type="float" office:value="28.042419226689084" table:formula="of:=[.$H$9]*[.D16]" table:style-name="ce3">
            <text:p>28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.6020599913279624" table:formula="of:=LOG([.C17])" table:style-name="ce2">
            <text:p>0.602059991</text:p>
          </table:table-cell>
          <table:table-cell table:style-name="ce2"/>
          <table:table-cell office:value-type="float" office:value="59.030899869919438" table:formula="of:=[.$D$8]*[.D17]+[.$D$9]" table:style-name="ce2">
            <text:p>59.03089987</text:p>
          </table:table-cell>
          <table:table-cell office:value-type="float" office:value="98.048202372184065" table:formula="of:=[.F17]/[.D17]" table:style-name="ce2">
            <text:p>98.04820237</text:p>
          </table:table-cell>
          <table:table-cell office:value-type="float" office:value="28.951849067305815" table:formula="of:=[.$H$7]*[.D17]" table:style-name="ce3">
            <text:p>29</text:p>
          </table:table-cell>
          <table:table-cell office:value-type="float" office:value="35.385593304484885" table:formula="of:=[.$H$9]*[.D17]" table:style-name="ce3">
            <text:p>35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.69897000433601886" table:formula="of:=LOG([.C18])" table:style-name="ce2">
            <text:p>0.698970004</text:p>
          </table:table-cell>
          <table:table-cell table:style-name="ce2"/>
          <table:table-cell office:value-type="float" office:value="60.484550065040281" table:formula="of:=[.$D$8]*[.D18]+[.$D$9]" table:style-name="ce2">
            <text:p>60.48455007</text:p>
          </table:table-cell>
          <table:table-cell office:value-type="float" office:value="86.533827903669646" table:formula="of:=[.F18]/[.D18]" table:style-name="ce2">
            <text:p>86.5338279</text:p>
          </table:table-cell>
          <table:table-cell office:value-type="float" office:value="33.612055874157925" table:formula="of:=[.$H$7]*[.D18]" table:style-name="ce3">
            <text:p>34</text:p>
          </table:table-cell>
          <table:table-cell office:value-type="float" office:value="41.081401623970798" table:formula="of:=[.$H$9]*[.D18]" table:style-name="ce3">
            <text:p>41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.77815125038364363" table:formula="of:=LOG([.C19])" table:style-name="ce2">
            <text:p>0.77815125</text:p>
          </table:table-cell>
          <table:table-cell table:style-name="ce2"/>
          <table:table-cell office:value-type="float" office:value="61.672268755754658" table:formula="of:=[.$D$8]*[.D19]+[.$D$9]" table:style-name="ce2">
            <text:p>61.67226876</text:p>
          </table:table-cell>
          <table:table-cell office:value-type="float" office:value="79.254860446923445" table:formula="of:=[.F19]/[.D19]" table:style-name="ce2">
            <text:p>79.25486045</text:p>
          </table:table-cell>
          <table:table-cell office:value-type="float" office:value="37.419722082762156" table:formula="of:=[.$H$7]*[.D19]" table:style-name="ce3">
            <text:p>37</text:p>
          </table:table-cell>
          <table:table-cell office:value-type="float" office:value="45.735215878931527" table:formula="of:=[.$H$9]*[.D19]" table:style-name="ce3">
            <text:p>46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float" office:value="0.84509804001425681" table:formula="of:=LOG([.C20])" table:style-name="ce2">
            <text:p>0.84509804</text:p>
          </table:table-cell>
          <table:table-cell table:style-name="ce2"/>
          <table:table-cell office:value-type="float" office:value="62.676470600213854" table:formula="of:=[.$D$8]*[.D20]+[.$D$9]" table:style-name="ce2">
            <text:p>62.6764706</text:p>
          </table:table-cell>
          <table:table-cell office:value-type="float" office:value="74.164733122746924" table:formula="of:=[.F20]/[.D20]" table:style-name="ce2">
            <text:p>74.16473312</text:p>
          </table:table-cell>
          <table:table-cell office:value-type="float" office:value="40.639057990884915" table:formula="of:=[.$H$7]*[.D20]" table:style-name="ce3">
            <text:p>41</text:p>
          </table:table-cell>
          <table:table-cell office:value-type="float" office:value="49.66995976663712" table:formula="of:=[.$H$9]*[.D20]" table:style-name="ce3">
            <text:p>50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8" table:style-name="ce2">
            <text:p>8</text:p>
          </table:table-cell>
          <table:table-cell office:value-type="float" office:value="0.90308998699194354" table:formula="of:=LOG([.C21])" table:style-name="ce2">
            <text:p>0.903089987</text:p>
          </table:table-cell>
          <table:table-cell table:style-name="ce2"/>
          <table:table-cell office:value-type="float" office:value="63.546349804879156" table:formula="of:=[.$D$8]*[.D21]+[.$D$9]" table:style-name="ce2">
            <text:p>63.5463498</text:p>
          </table:table-cell>
          <table:table-cell office:value-type="float" office:value="70.36546824812271" table:formula="of:=[.F21]/[.D21]" table:style-name="ce2">
            <text:p>70.36546825</text:p>
          </table:table-cell>
          <table:table-cell office:value-type="float" office:value="43.427773600958723" table:formula="of:=[.$H$7]*[.D21]" table:style-name="ce3">
            <text:p>43</text:p>
          </table:table-cell>
          <table:table-cell office:value-type="float" office:value="53.078389956727328" table:formula="of:=[.$H$9]*[.D21]" table:style-name="ce3">
            <text:p>53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9" table:style-name="ce2">
            <text:p>9</text:p>
          </table:table-cell>
          <table:table-cell office:value-type="float" office:value="0.95424250943932487" table:formula="of:=LOG([.C22])" table:style-name="ce2">
            <text:p>0.954242509</text:p>
          </table:table-cell>
          <table:table-cell table:style-name="ce2"/>
          <table:table-cell office:value-type="float" office:value="64.313637641589878" table:formula="of:=[.$D$8]*[.D22]+[.$D$9]" table:style-name="ce2">
            <text:p>64.31363764</text:p>
          </table:table-cell>
          <table:table-cell office:value-type="float" office:value="67.397581857234627" table:formula="of:=[.F22]/[.D22]" table:style-name="ce2">
            <text:p>67.39758186</text:p>
          </table:table-cell>
          <table:table-cell office:value-type="float" office:value="45.887595098218497" table:formula="of:=[.$H$7]*[.D22]" table:style-name="ce3">
            <text:p>46</text:p>
          </table:table-cell>
          <table:table-cell office:value-type="float" office:value="56.084838453378168" table:formula="of:=[.$H$9]*[.D22]" table:style-name="ce3">
            <text:p>56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float" office:value="1" table:formula="of:=LOG([.C23])" table:style-name="ce2">
            <text:p>1</text:p>
          </table:table-cell>
          <table:table-cell table:style-name="ce2"/>
          <table:table-cell office:value-type="float" office:value="65" table:formula="of:=[.$D$8]*[.D23]+[.$D$9]" table:style-name="ce2">
            <text:p>65</text:p>
          </table:table-cell>
          <table:table-cell office:value-type="float" office:value="65" table:formula="of:=[.F23]/[.D23]" table:style-name="ce2">
            <text:p>65</text:p>
          </table:table-cell>
          <table:table-cell office:value-type="float" office:value="48.087980407810832" table:formula="of:=[.$H$7]*[.D23]" table:style-name="ce3">
            <text:p>48</text:p>
          </table:table-cell>
          <table:table-cell office:value-type="float" office:value="58.774198276213241" table:formula="of:=[.$H$9]*[.D23]" table:style-name="ce3">
            <text:p>59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1" table:style-name="ce2">
            <text:p>11</text:p>
          </table:table-cell>
          <table:table-cell office:value-type="float" office:value="1.0413926851582251" table:formula="of:=LOG([.C24])" table:style-name="ce2">
            <text:p>1.041392685</text:p>
          </table:table-cell>
          <table:table-cell table:style-name="ce2"/>
          <table:table-cell office:value-type="float" office:value="65.620890277373377" table:formula="of:=[.$D$8]*[.D24]+[.$D$9]" table:style-name="ce2">
            <text:p>65.62089028</text:p>
          </table:table-cell>
          <table:table-cell office:value-type="float" office:value="63.012628389456367" table:formula="of:=[.F24]/[.D24]" table:style-name="ce2">
            <text:p>63.01262839</text:p>
          </table:table-cell>
          <table:table-cell office:value-type="float" office:value="50.078471040726242" table:formula="of:=[.$H$7]*[.D24]" table:style-name="ce3">
            <text:p>50</text:p>
          </table:table-cell>
          <table:table-cell office:value-type="float" office:value="61.207020160887637" table:formula="of:=[.$H$9]*[.D24]" table:style-name="ce3">
            <text:p>61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2" table:style-name="ce2">
            <text:p>12</text:p>
          </table:table-cell>
          <table:table-cell office:value-type="float" office:value="1.0791812460476249" table:formula="of:=LOG([.C25])" table:style-name="ce2">
            <text:p>1.079181246</text:p>
          </table:table-cell>
          <table:table-cell table:style-name="ce2"/>
          <table:table-cell office:value-type="float" office:value="66.187718690714377" table:formula="of:=[.$D$8]*[.D25]+[.$D$9]" table:style-name="ce2">
            <text:p>66.18771869</text:p>
          </table:table-cell>
          <table:table-cell office:value-type="float" office:value="61.331420401456342" table:formula="of:=[.F25]/[.D25]" table:style-name="ce2">
            <text:p>61.3314204</text:p>
          </table:table-cell>
          <table:table-cell office:value-type="float" office:value="51.895646616415064" table:formula="of:=[.$H$7]*[.D25]" table:style-name="ce3">
            <text:p>52</text:p>
          </table:table-cell>
          <table:table-cell office:value-type="float" office:value="63.42801253117397" table:formula="of:=[.$H$9]*[.D25]" table:style-name="ce3">
            <text:p>63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3" table:style-name="ce2">
            <text:p>13</text:p>
          </table:table-cell>
          <table:table-cell office:value-type="float" office:value="1.1139433523068367" table:formula="of:=LOG([.C26])" table:style-name="ce2">
            <text:p>1.113943352</text:p>
          </table:table-cell>
          <table:table-cell table:style-name="ce2"/>
          <table:table-cell office:value-type="float" office:value="66.709150284602543" table:formula="of:=[.$D$8]*[.D26]+[.$D$9]" table:style-name="ce2">
            <text:p>66.70915028</text:p>
          </table:table-cell>
          <table:table-cell office:value-type="float" office:value="59.885585875131149" table:formula="of:=[.F26]/[.D26]" table:style-name="ce2">
            <text:p>59.88558588</text:p>
            <draw:frame draw:z-index="2" draw:id="id3" draw:style-name="a9" draw:name="TextBox 3" svg:x="0.42187in" svg:y="0.15104in" svg:width="0.00007in" svg:height="0.18835in">
              <draw:text-box>
                <text:p text:style-name="a8" text:class-names="" text:cond-style-name=""><text:span text:style-name="a7" text:class-names=""/></text:p>
              </draw:text-box>
              <svg:title/>
              <svg:desc/>
            </draw:frame>
          </table:table-cell>
          <table:table-cell office:value-type="float" office:value="53.567286101142287" table:formula="of:=[.$H$7]*[.D26]" table:style-name="ce3">
            <text:p>54</text:p>
          </table:table-cell>
          <table:table-cell office:value-type="float" office:value="65.471127456951677" table:formula="of:=[.$H$9]*[.D26]" table:style-name="ce3">
            <text:p>65</text:p>
            <draw:frame draw:z-index="1" draw:id="id2" draw:style-name="a6" draw:name="TextBox 1" svg:x="0.57292in" svg:y="0.15104in" svg:width="0.00007in" svg:height="0.18835in">
              <draw:text-box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4" table:style-name="ce2">
            <text:p>14</text:p>
          </table:table-cell>
          <table:table-cell office:value-type="float" office:value="1.146128035678238" table:formula="of:=LOG([.C27])" table:style-name="ce2">
            <text:p>1.146128036</text:p>
          </table:table-cell>
          <table:table-cell table:style-name="ce2"/>
          <table:table-cell office:value-type="float" office:value="67.191920535173566" table:formula="of:=[.$D$8]*[.D27]+[.$D$9]" table:style-name="ce2">
            <text:p>67.19192054</text:p>
          </table:table-cell>
          <table:table-cell office:value-type="float" office:value="58.625143477457797" table:formula="of:=[.F27]/[.D27]" table:style-name="ce2">
            <text:p>58.62514348</text:p>
          </table:table-cell>
          <table:table-cell office:value-type="float" office:value="55.114982524537822" table:formula="of:=[.$H$7]*[.D27]" table:style-name="ce3">
            <text:p>55</text:p>
          </table:table-cell>
          <table:table-cell office:value-type="float" office:value="67.362756418879556" table:formula="of:=[.$H$9]*[.D27]" table:style-name="ce3">
            <text:p>67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5" table:style-name="ce2">
            <text:p>15</text:p>
          </table:table-cell>
          <table:table-cell office:value-type="float" office:value="1.1760912590556813" table:formula="of:=LOG([.C28])" table:style-name="ce2">
            <text:p>1.176091259</text:p>
          </table:table-cell>
          <table:table-cell table:style-name="ce2"/>
          <table:table-cell office:value-type="float" office:value="67.64136888583522" table:formula="of:=[.$D$8]*[.D28]+[.$D$9]" table:style-name="ce2">
            <text:p>67.64136889</text:p>
          </table:table-cell>
          <table:table-cell office:value-type="float" office:value="57.513707686380123" table:formula="of:=[.F28]/[.D28]" table:style-name="ce2">
            <text:p>57.51370769</text:p>
          </table:table-cell>
          <table:table-cell office:value-type="float" office:value="56.55585342326718" table:formula="of:=[.$H$7]*[.D28]" table:style-name="ce3">
            <text:p>57</text:p>
          </table:table-cell>
          <table:table-cell office:value-type="float" office:value="69.123820850659882" table:formula="of:=[.$H$9]*[.D28]" table:style-name="ce3">
            <text:p>69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6" table:style-name="ce2">
            <text:p>16</text:p>
          </table:table-cell>
          <table:table-cell office:value-type="float" office:value="1.2041199826559248" table:formula="of:=LOG([.C29])" table:style-name="ce2">
            <text:p>1.204119983</text:p>
          </table:table-cell>
          <table:table-cell table:style-name="ce2"/>
          <table:table-cell office:value-type="float" office:value="68.061799739838875" table:formula="of:=[.$D$8]*[.D29]+[.$D$9]" table:style-name="ce2">
            <text:p>68.06179974</text:p>
          </table:table-cell>
          <table:table-cell office:value-type="float" office:value="56.524101186092032" table:formula="of:=[.F29]/[.D29]" table:style-name="ce2">
            <text:p>56.52410119</text:p>
          </table:table-cell>
          <table:table-cell office:value-type="float" office:value="57.903698134611631" table:formula="of:=[.$H$7]*[.D29]" table:style-name="ce3">
            <text:p>58</text:p>
          </table:table-cell>
          <table:table-cell office:value-type="float" office:value="70.771186608969771" table:formula="of:=[.$H$9]*[.D29]" table:style-name="ce3">
            <text:p>71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7" table:style-name="ce2">
            <text:p>17</text:p>
          </table:table-cell>
          <table:table-cell office:value-type="float" office:value="1.2304489213782739" table:formula="of:=LOG([.C30])" table:style-name="ce2">
            <text:p>1.230448921</text:p>
          </table:table-cell>
          <table:table-cell table:style-name="ce2"/>
          <table:table-cell office:value-type="float" office:value="68.456733820674117" table:formula="of:=[.$D$8]*[.D30]+[.$D$9]" table:style-name="ce2">
            <text:p>68.45673382</text:p>
          </table:table-cell>
          <table:table-cell office:value-type="float" office:value="55.635575464597956" table:formula="of:=[.F30]/[.D30]" table:style-name="ce2">
            <text:p>55.63557546</text:p>
          </table:table-cell>
          <table:table-cell office:value-type="float" office:value="59.169803624050402" table:formula="of:=[.$H$7]*[.D30]" table:style-name="ce3">
            <text:p>59</text:p>
          </table:table-cell>
          <table:table-cell office:value-type="float" office:value="72.318648873839393" table:formula="of:=[.$H$9]*[.D30]" table:style-name="ce3">
            <text:p>72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.255272505103306" table:formula="of:=LOG([.C31])" table:style-name="ce2">
            <text:p>1.255272505</text:p>
          </table:table-cell>
          <table:table-cell table:style-name="ce2"/>
          <table:table-cell office:value-type="float" office:value="68.829087576549597" table:formula="of:=[.$D$8]*[.D31]+[.$D$9]" table:style-name="ce2">
            <text:p>68.82908758</text:p>
          </table:table-cell>
          <table:table-cell office:value-type="float" office:value="54.831988509845615" table:formula="of:=[.F31]/[.D31]" table:style-name="ce2">
            <text:p>54.83198851</text:p>
          </table:table-cell>
          <table:table-cell office:value-type="float" office:value="60.363519631871405" table:formula="of:=[.$H$7]*[.D31]" table:style-name="ce3">
            <text:p>60</text:p>
          </table:table-cell>
          <table:table-cell office:value-type="float" office:value="73.777635105620604" table:formula="of:=[.$H$9]*[.D31]" table:style-name="ce3">
            <text:p>74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9" table:style-name="ce2">
            <text:p>19</text:p>
          </table:table-cell>
          <table:table-cell office:value-type="float" office:value="1.2787536009528289" table:formula="of:=LOG([.C32])" table:style-name="ce2">
            <text:p>1.278753601</text:p>
          </table:table-cell>
          <table:table-cell table:style-name="ce2"/>
          <table:table-cell office:value-type="float" office:value="69.181304014292436" table:formula="of:=[.$D$8]*[.D32]+[.$D$9]" table:style-name="ce2">
            <text:p>69.18130401</text:p>
          </table:table-cell>
          <table:table-cell office:value-type="float" office:value="54.100574154977039" table:formula="of:=[.F32]/[.D32]" table:style-name="ce2">
            <text:p>54.10057415</text:p>
          </table:table-cell>
          <table:table-cell office:value-type="float" office:value="61.492678109037186" table:formula="of:=[.$H$7]*[.D32]" table:style-name="ce3">
            <text:p>61</text:p>
          </table:table-cell>
          <table:table-cell office:value-type="float" office:value="75.157717688823226" table:formula="of:=[.$H$9]*[.D32]" table:style-name="ce3">
            <text:p>75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1.3010299956639813" table:formula="of:=LOG([.C33])" table:style-name="ce2">
            <text:p>1.301029996</text:p>
          </table:table-cell>
          <table:table-cell table:style-name="ce2"/>
          <table:table-cell office:value-type="float" office:value="69.515449934959719" table:formula="of:=[.$D$8]*[.D33]+[.$D$9]" table:style-name="ce2">
            <text:p>69.51544993</text:p>
          </table:table-cell>
          <table:table-cell office:value-type="float" office:value="53.431089342012037" table:formula="of:=[.F33]/[.D33]" table:style-name="ce2">
            <text:p>53.43108934</text:p>
          </table:table-cell>
          <table:table-cell office:value-type="float" office:value="62.56390494146374" table:formula="of:=[.$H$7]*[.D33]" table:style-name="ce3">
            <text:p>63</text:p>
          </table:table-cell>
          <table:table-cell office:value-type="float" office:value="76.466994928455691" table:formula="of:=[.$H$9]*[.D33]" table:style-name="ce3">
            <text:p>76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1">
            <draw:frame draw:z-index="3" draw:id="id4" draw:style-name="a10" draw:name="Chart 5" svg:x="0.01562in" svg:y="0.01562in" svg:width="9.31771in" svg:height="4.786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  <table:table table:name="Poly_3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3" table:style-name="ce2"/>
          <table:table-cell office:value-type="string" table:style-name="ce2">
            <text:p>𝒇(𝑵)=𝑩𝑵𝒍𝒐𝒈(𝑵)+𝑪𝒍𝒐𝒈(𝑵)+𝑫𝑵^𝟎</text:p>
          </table:table-cell>
          <table:table-cell table:number-columns-repeated="6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table:style-name="ce1"/>
          <table:table-cell office:value-type="string" table:style-name="ce2">
            <text:p>Lower</text:p>
          </table:table-cell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f(n) =<text:s/></text:p>
          </table:table-cell>
          <table:table-cell office:value-type="string" table:style-name="ce2">
            <text:p>B=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*Nlog(N)</text:p>
          </table:table-cell>
          <table:table-cell table:style-name="ce1"/>
          <table:table-cell office:value-type="string" table:style-name="ce2">
            <text:p>g(n) =</text:p>
          </table:table-cell>
          <table:table-cell office:value-type="float" office:value="5.520879804078108" table:formula="of:=[.$G$33]-([.$G$33]*0.1)" table:style-name="ce2">
            <text:p>5.520879804</text:p>
          </table:table-cell>
          <table:table-cell office:value-type="string" table:style-name="ce2">
            <text:p>*Nlog(N)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C=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*log(N)</text:p>
          </table:table-cell>
          <table:table-cell table:style-name="ce1"/>
          <table:table-cell office:value-type="string" table:style-name="ce2">
            <text:p>Upper</text:p>
          </table:table-cell>
          <table:table-cell table:number-columns-repeated="2" table:style-name="ce2"/>
          <table:table-cell table:number-columns-repeated="16375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=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*N<text:span text:style-name="T1">0</text:span></text:p>
          </table:table-cell>
          <table:table-cell table:style-name="ce1"/>
          <table:table-cell office:value-type="string" table:style-name="ce2">
            <text:p>g(n) =<text:s/></text:p>
          </table:table-cell>
          <table:table-cell office:value-type="float" office:value="6.7477419827621326" table:formula="of:=[.$G$33]+([.$G$33]*0.1)" table:style-name="ce2">
            <text:p>6.747741983</text:p>
          </table:table-cell>
          <table:table-cell office:value-type="string" table:style-name="ce2">
            <text:p>*Nlog(N)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number-columns-repeated="4" table:style-name="ce1"/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table:style-name="ce1"/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Ω</text:p>
          </table:table-cell>
          <table:table-cell office:value-type="string" table:style-name="ce2">
            <text:p>Ο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N<text:span text:style-name="T1">1</text:span></text:p>
          </table:table-cell>
          <table:table-cell office:value-type="string" table:style-name="ce2">
            <text:p>log(N)</text:p>
          </table:table-cell>
          <table:table-cell office:value-type="string" table:style-name="ce2">
            <text:p>Nlog(N)</text:p>
          </table:table-cell>
          <table:table-cell office:value-type="string" table:style-name="ce2">
            <text:p>f(n)</text:p>
          </table:table-cell>
          <table:table-cell office:value-type="string" table:style-name="ce2">
            <text:p>f(n)/g(n)</text:p>
          </table:table-cell>
          <table:table-cell office:value-type="string" table:style-name="ce2">
            <text:p>c'g(n)</text:p>
          </table:table-cell>
          <table:table-cell office:value-type="string" table:style-name="ce2">
            <text:p>c''g(n)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formula="of:=LOG([.C14])" table:style-name="ce2">
            <text:p>0</text:p>
          </table:table-cell>
          <table:table-cell office:value-type="float" office:value="0" table:formula="of:=[.C14]*LOG([.C14])" table:style-name="ce1">
            <text:p>0</text:p>
          </table:table-cell>
          <table:table-cell office:value-type="float" office:value="10" table:formula="of:=[.$D$7]*[.E14]+[.$D$8]*[.D14]+[.$D$9]" table:style-name="ce2">
            <text:p>10</text:p>
          </table:table-cell>
          <table:table-cell office:value-type="error" office:string-value="#DIV/0!" table:formula="of:=[.F14]/[.E14]" table:style-name="ce2">
            <text:p>#DIV/0!</text:p>
          </table:table-cell>
          <table:table-cell office:value-type="float" office:value="0" table:formula="of:=[.$H$7]*[.E14]" table:style-name="ce3">
            <text:p>0</text:p>
          </table:table-cell>
          <table:table-cell office:value-type="float" office:value="0" table:formula="of:=[.$H$9]*[.E14]" table:style-name="ce3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.3010299956639812" table:formula="of:=LOG([.C15])" table:style-name="ce2">
            <text:p>0.301029996</text:p>
          </table:table-cell>
          <table:table-cell office:value-type="float" office:value="0.6020599913279624" table:formula="of:=[.C15]*LOG([.C15])" table:style-name="ce1">
            <text:p>0.602059991</text:p>
          </table:table-cell>
          <table:table-cell office:value-type="float" office:value="17.525749891599531" table:formula="of:=[.$D$7]*[.E15]+[.$D$8]*[.D15]+[.$D$9]" table:style-name="ce2">
            <text:p>17.52574989</text:p>
          </table:table-cell>
          <table:table-cell office:value-type="float" office:value="29.109640474436812" table:formula="of:=[.F15]/[.E15]" table:style-name="ce2">
            <text:p>29.10964047</text:p>
          </table:table-cell>
          <table:table-cell office:value-type="float" office:value="3.3239008469659885" table:formula="of:=[.$H$7]*[.E15]" table:style-name="ce3">
            <text:p>3</text:p>
          </table:table-cell>
          <table:table-cell office:value-type="float" office:value="4.062545479625097" table:formula="of:=[.$H$9]*[.E15]" table:style-name="ce3">
            <text:p>4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.47712125471966244" table:formula="of:=LOG([.C16])" table:style-name="ce2">
            <text:p>0.477121255</text:p>
          </table:table-cell>
          <table:table-cell office:value-type="float" office:value="1.4313637641589874" table:formula="of:=[.C16]*LOG([.C16])" table:style-name="ce1">
            <text:p>1.431363764</text:p>
          </table:table-cell>
          <table:table-cell office:value-type="float" office:value="24.313637641589875" table:formula="of:=[.$D$7]*[.E16]+[.$D$8]*[.D16]+[.$D$9]" table:style-name="ce2">
            <text:p>24.31363764</text:p>
          </table:table-cell>
          <table:table-cell office:value-type="float" office:value="16.986344247631283" table:formula="of:=[.F16]/[.E16]" table:style-name="ce2">
            <text:p>16.98634425</text:p>
          </table:table-cell>
          <table:table-cell office:value-type="float" office:value="7.9023872978345731" table:formula="of:=[.$H$7]*[.E16]" table:style-name="ce3">
            <text:p>8</text:p>
          </table:table-cell>
          <table:table-cell office:value-type="float" office:value="9.6584733640200344" table:formula="of:=[.$H$9]*[.E16]" table:style-name="ce3">
            <text:p>10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.6020599913279624" table:formula="of:=LOG([.C17])" table:style-name="ce2">
            <text:p>0.602059991</text:p>
          </table:table-cell>
          <table:table-cell office:value-type="float" office:value="2.4082399653118496" table:formula="of:=[.C17]*LOG([.C17])" table:style-name="ce1">
            <text:p>2.408239965</text:p>
          </table:table-cell>
          <table:table-cell office:value-type="float" office:value="31.072099696478684" table:formula="of:=[.$D$7]*[.E17]+[.$D$8]*[.D17]+[.$D$9]" table:style-name="ce2">
            <text:p>31.0720997</text:p>
          </table:table-cell>
          <table:table-cell office:value-type="float" office:value="12.902410118609202" table:formula="of:=[.F17]/[.E17]" table:style-name="ce2">
            <text:p>12.90241012</text:p>
          </table:table-cell>
          <table:table-cell office:value-type="float" office:value="13.295603387863954" table:formula="of:=[.$H$7]*[.E17]" table:style-name="ce3">
            <text:p>13</text:p>
          </table:table-cell>
          <table:table-cell office:value-type="float" office:value="16.250181918500388" table:formula="of:=[.$H$9]*[.E17]" table:style-name="ce3">
            <text:p>16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.69897000433601886" table:formula="of:=LOG([.C18])" table:style-name="ce2">
            <text:p>0.698970004</text:p>
          </table:table-cell>
          <table:table-cell office:value-type="float" office:value="3.4948500216800942" table:formula="of:=[.C18]*LOG([.C18])" table:style-name="ce1">
            <text:p>3.494850022</text:p>
          </table:table-cell>
          <table:table-cell office:value-type="float" office:value="37.958800173440757" table:formula="of:=[.$D$7]*[.E18]+[.$D$8]*[.D18]+[.$D$9]" table:style-name="ce2">
            <text:p>37.95880017</text:p>
          </table:table-cell>
          <table:table-cell office:value-type="float" office:value="10.861353116146788" table:formula="of:=[.F18]/[.E18]" table:style-name="ce2">
            <text:p>10.86135312</text:p>
          </table:table-cell>
          <table:table-cell office:value-type="float" office:value="19.294646902975568" table:formula="of:=[.$H$7]*[.E18]" table:style-name="ce3">
            <text:p>19</text:p>
          </table:table-cell>
          <table:table-cell office:value-type="float" office:value="23.582346214747922" table:formula="of:=[.$H$9]*[.E18]" table:style-name="ce3">
            <text:p>24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0.77815125038364363" table:formula="of:=LOG([.C19])" table:style-name="ce2">
            <text:p>0.77815125</text:p>
          </table:table-cell>
          <table:table-cell office:value-type="float" office:value="4.6689075023018614" table:formula="of:=[.C19]*LOG([.C19])" table:style-name="ce1">
            <text:p>4.668907502</text:p>
          </table:table-cell>
          <table:table-cell office:value-type="float" office:value="45.016806267263959" table:formula="of:=[.$D$7]*[.E19]+[.$D$8]*[.D19]+[.$D$9]" table:style-name="ce2">
            <text:p>45.01680627</text:p>
          </table:table-cell>
          <table:table-cell office:value-type="float" office:value="9.6418286815641139" table:formula="of:=[.F19]/[.E19]" table:style-name="ce2">
            <text:p>9.641828682</text:p>
          </table:table-cell>
          <table:table-cell office:value-type="float" office:value="25.776477136567109" table:formula="of:=[.$H$7]*[.E19]" table:style-name="ce3">
            <text:p>26</text:p>
          </table:table-cell>
          <table:table-cell office:value-type="float" office:value="31.504583166915356" table:formula="of:=[.$H$9]*[.E19]" table:style-name="ce3">
            <text:p>32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float" office:value="0.84509804001425681" table:formula="of:=LOG([.C20])" table:style-name="ce2">
            <text:p>0.84509804</text:p>
          </table:table-cell>
          <table:table-cell office:value-type="float" office:value="5.9156862800997976" table:formula="of:=[.C20]*LOG([.C20])" table:style-name="ce1">
            <text:p>5.91568628</text:p>
          </table:table-cell>
          <table:table-cell office:value-type="float" office:value="52.254902000712839" table:formula="of:=[.$D$7]*[.E20]+[.$D$8]*[.D20]+[.$D$9]" table:style-name="ce2">
            <text:p>52.254902</text:p>
          </table:table-cell>
          <table:table-cell office:value-type="float" office:value="8.8332780892213396" table:formula="of:=[.F20]/[.E20]" table:style-name="ce2">
            <text:p>8.833278089</text:p>
          </table:table-cell>
          <table:table-cell office:value-type="float" office:value="32.659792911064919" table:formula="of:=[.$H$7]*[.E20]" table:style-name="ce3">
            <text:p>33</text:p>
          </table:table-cell>
          <table:table-cell office:value-type="float" office:value="39.917524669079356" table:formula="of:=[.$H$9]*[.E20]" table:style-name="ce3">
            <text:p>40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8" table:style-name="ce2">
            <text:p>8</text:p>
          </table:table-cell>
          <table:table-cell office:value-type="float" office:value="0.90308998699194354" table:formula="of:=LOG([.C21])" table:style-name="ce2">
            <text:p>0.903089987</text:p>
          </table:table-cell>
          <table:table-cell office:value-type="float" office:value="7.2247198959355483" table:formula="of:=[.C21]*LOG([.C21])" table:style-name="ce1">
            <text:p>7.224719896</text:p>
          </table:table-cell>
          <table:table-cell office:value-type="float" office:value="59.669949284556893" table:formula="of:=[.$D$7]*[.E21]+[.$D$8]*[.D21]+[.$D$9]" table:style-name="ce2">
            <text:p>59.66994928</text:p>
          </table:table-cell>
          <table:table-cell office:value-type="float" office:value="8.2591367062030674" table:formula="of:=[.F21]/[.E21]" table:style-name="ce2">
            <text:p>8.259136706</text:p>
          </table:table-cell>
          <table:table-cell office:value-type="float" office:value="39.886810163591861" table:formula="of:=[.$H$7]*[.E21]" table:style-name="ce3">
            <text:p>40</text:p>
          </table:table-cell>
          <table:table-cell office:value-type="float" office:value="48.750545755501165" table:formula="of:=[.$H$9]*[.E21]" table:style-name="ce3">
            <text:p>49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9" table:style-name="ce2">
            <text:p>9</text:p>
          </table:table-cell>
          <table:table-cell office:value-type="float" office:value="0.95424250943932487" table:formula="of:=LOG([.C22])" table:style-name="ce2">
            <text:p>0.954242509</text:p>
          </table:table-cell>
          <table:table-cell office:value-type="float" office:value="8.5881825849539233" table:formula="of:=[.C22]*LOG([.C22])" table:style-name="ce1">
            <text:p>8.588182585</text:p>
          </table:table-cell>
          <table:table-cell office:value-type="float" office:value="67.254550566359484" table:formula="of:=[.$D$7]*[.E22]+[.$D$8]*[.D22]+[.$D$9]" table:style-name="ce2">
            <text:p>67.25455057</text:p>
          </table:table-cell>
          <table:table-cell office:value-type="float" office:value="7.831057374605213" table:formula="of:=[.F22]/[.E22]" table:style-name="ce2">
            <text:p>7.831057375</text:p>
          </table:table-cell>
          <table:table-cell office:value-type="float" office:value="47.414323787007433" table:formula="of:=[.$H$7]*[.E22]" table:style-name="ce3">
            <text:p>47</text:p>
          </table:table-cell>
          <table:table-cell office:value-type="float" office:value="57.950840184120203" table:formula="of:=[.$H$9]*[.E22]" table:style-name="ce3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float" office:value="1" table:formula="of:=LOG([.C23])" table:style-name="ce2">
            <text:p>1</text:p>
          </table:table-cell>
          <table:table-cell office:value-type="float" office:value="10" table:formula="of:=[.C23]*LOG([.C23])" table:style-name="ce1">
            <text:p>10</text:p>
          </table:table-cell>
          <table:table-cell office:value-type="float" office:value="75" table:formula="of:=[.$D$7]*[.E23]+[.$D$8]*[.D23]+[.$D$9]" table:style-name="ce2">
            <text:p>75</text:p>
          </table:table-cell>
          <table:table-cell office:value-type="float" office:value="7.5" table:formula="of:=[.F23]/[.E23]" table:style-name="ce2">
            <text:p>7.5</text:p>
          </table:table-cell>
          <table:table-cell office:value-type="float" office:value="55.208798040781076" table:formula="of:=[.$H$7]*[.E23]" table:style-name="ce3">
            <text:p>55</text:p>
          </table:table-cell>
          <table:table-cell office:value-type="float" office:value="67.477419827621333" table:formula="of:=[.$H$9]*[.E23]" table:style-name="ce3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1" table:style-name="ce2">
            <text:p>11</text:p>
          </table:table-cell>
          <table:table-cell office:value-type="float" office:value="1.0413926851582251" table:formula="of:=LOG([.C24])" table:style-name="ce2">
            <text:p>1.041392685</text:p>
          </table:table-cell>
          <table:table-cell office:value-type="float" office:value="11.455319536740477" table:formula="of:=[.C24]*LOG([.C24])" table:style-name="ce1">
            <text:p>11.45531954</text:p>
          </table:table-cell>
          <table:table-cell office:value-type="float" office:value="82.897487961075768" table:formula="of:=[.$D$7]*[.E24]+[.$D$8]*[.D24]+[.$D$9]" table:style-name="ce2">
            <text:p>82.89748796</text:p>
          </table:table-cell>
          <table:table-cell office:value-type="float" office:value="7.2365932434446618" table:formula="of:=[.F24]/[.E24]" table:style-name="ce2">
            <text:p>7.236593243</text:p>
          </table:table-cell>
          <table:table-cell office:value-type="float" office:value="63.243442279651887" table:formula="of:=[.$H$7]*[.E24]" table:style-name="ce3">
            <text:p>63</text:p>
          </table:table-cell>
          <table:table-cell office:value-type="float" office:value="77.297540564018988" table:formula="of:=[.$H$9]*[.E24]" table:style-name="ce3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" table:style-name="ce2">
            <text:p>12</text:p>
          </table:table-cell>
          <table:table-cell office:value-type="float" office:value="1.0791812460476249" table:formula="of:=LOG([.C25])" table:style-name="ce2">
            <text:p>1.079181246</text:p>
          </table:table-cell>
          <table:table-cell office:value-type="float" office:value="12.950174952571498" table:formula="of:=[.C25]*LOG([.C25])" table:style-name="ce1">
            <text:p>12.95017495</text:p>
          </table:table-cell>
          <table:table-cell office:value-type="float" office:value="90.938593453571869" table:formula="of:=[.$D$7]*[.E25]+[.$D$8]*[.D25]+[.$D$9]" table:style-name="ce2">
            <text:p>90.93859345</text:p>
          </table:table-cell>
          <table:table-cell office:value-type="float" office:value="7.0221903400242729" table:formula="of:=[.F25]/[.E25]" table:style-name="ce2">
            <text:p>7.02219034</text:p>
          </table:table-cell>
          <table:table-cell office:value-type="float" office:value="71.496359354930149" table:formula="of:=[.$H$7]*[.E25]" table:style-name="ce3">
            <text:p>71</text:p>
          </table:table-cell>
          <table:table-cell office:value-type="float" office:value="87.384439211581309" table:formula="of:=[.$H$9]*[.E25]" table:style-name="ce3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3" table:style-name="ce2">
            <text:p>13</text:p>
          </table:table-cell>
          <table:table-cell office:value-type="float" office:value="1.1139433523068367" table:formula="of:=LOG([.C26])" table:style-name="ce2">
            <text:p>1.113943352</text:p>
          </table:table-cell>
          <table:table-cell office:value-type="float" office:value="14.481263579988877" table:formula="of:=[.C26]*LOG([.C26])" table:style-name="ce1">
            <text:p>14.48126358</text:p>
          </table:table-cell>
          <table:table-cell office:value-type="float" office:value="99.115468184546927" table:formula="of:=[.$D$7]*[.E26]+[.$D$8]*[.D26]+[.$D$9]" table:style-name="ce2">
            <text:p>99.11546818</text:p>
          </table:table-cell>
          <table:table-cell office:value-type="float" office:value="6.844393628848171" table:formula="of:=[.F26]/[.E26]" table:style-name="ce2">
            <text:p>6.844393629</text:p>
            <draw:frame draw:z-index="2" draw:id="id6" draw:style-name="a16" draw:name="TextBox 2" svg:x="0.42187in" svg:y="0.15104in" svg:width="0.00007in" svg:height="0.18835in">
              <draw:text-box>
                <text:p text:style-name="a15" text:class-names="" text:cond-style-name=""><text:span text:style-name="a14" text:class-names=""/></text:p>
              </draw:text-box>
              <svg:title/>
              <svg:desc/>
            </draw:frame>
          </table:table-cell>
          <table:table-cell office:value-type="float" office:value="79.949315636292425" table:formula="of:=[.$H$7]*[.E26]" table:style-name="ce3">
            <text:p>80</text:p>
          </table:table-cell>
          <table:table-cell office:value-type="float" office:value="97.715830222135196" table:formula="of:=[.$H$9]*[.E26]" table:style-name="ce3">
            <text:p>98</text:p>
            <draw:frame draw:z-index="1" draw:id="id5" draw:style-name="a13" draw:name="TextBox 1" svg:x="0.57292in" svg:y="0.15104in" svg:width="0.00007in" svg:height="0.18835in">
              <draw:text-box>
                <text:p text:style-name="a12" text:class-names="" text:cond-style-name=""><text:span text:style-name="a11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4" table:style-name="ce2">
            <text:p>14</text:p>
          </table:table-cell>
          <table:table-cell office:value-type="float" office:value="1.146128035678238" table:formula="of:=LOG([.C27])" table:style-name="ce2">
            <text:p>1.146128036</text:p>
          </table:table-cell>
          <table:table-cell office:value-type="float" office:value="16.045792499495331" table:formula="of:=[.C27]*LOG([.C27])" table:style-name="ce1">
            <text:p>16.0457925</text:p>
          </table:table-cell>
          <table:table-cell office:value-type="float" office:value="107.42088303265022" table:formula="of:=[.$D$7]*[.E27]+[.$D$8]*[.D27]+[.$D$9]" table:style-name="ce2">
            <text:p>107.420883</text:p>
          </table:table-cell>
          <table:table-cell office:value-type="float" office:value="6.6946449068208258" table:formula="of:=[.F27]/[.E27]" table:style-name="ce2">
            <text:p>6.694644907</text:p>
          </table:table-cell>
          <table:table-cell office:value-type="float" office:value="88.586891750891752" table:formula="of:=[.$H$7]*[.E27]" table:style-name="ce3">
            <text:p>89</text:p>
          </table:table-cell>
          <table:table-cell office:value-type="float" office:value="108.27286769553437" table:formula="of:=[.$H$9]*[.E27]" table:style-name="ce3">
            <text:p>108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5" table:style-name="ce2">
            <text:p>15</text:p>
          </table:table-cell>
          <table:table-cell office:value-type="float" office:value="1.1760912590556813" table:formula="of:=LOG([.C28])" table:style-name="ce2">
            <text:p>1.176091259</text:p>
          </table:table-cell>
          <table:table-cell office:value-type="float" office:value="17.64136888583522" table:formula="of:=[.C28]*LOG([.C28])" table:style-name="ce1">
            <text:p>17.64136889</text:p>
          </table:table-cell>
          <table:table-cell office:value-type="float" office:value="115.84821331501132" table:formula="of:=[.$D$7]*[.E28]+[.$D$8]*[.D28]+[.$D$9]" table:style-name="ce2">
            <text:p>115.8482133</text:p>
          </table:table-cell>
          <table:table-cell office:value-type="float" office:value="6.5668494358184013" table:formula="of:=[.F28]/[.E28]" table:style-name="ce2">
            <text:p>6.566849436</text:p>
          </table:table-cell>
          <table:table-cell office:value-type="float" office:value="97.395877198099583" table:formula="of:=[.$H$7]*[.E28]" table:style-name="ce3">
            <text:p>97</text:p>
          </table:table-cell>
          <table:table-cell office:value-type="float" office:value="119.03940546434394" table:formula="of:=[.$H$9]*[.E28]" table:style-name="ce3">
            <text:p>119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6" table:style-name="ce2">
            <text:p>16</text:p>
          </table:table-cell>
          <table:table-cell office:value-type="float" office:value="1.2041199826559248" table:formula="of:=LOG([.C29])" table:style-name="ce2">
            <text:p>1.204119983</text:p>
          </table:table-cell>
          <table:table-cell office:value-type="float" office:value="19.265919722494797" table:formula="of:=[.C29]*LOG([.C29])" table:style-name="ce1">
            <text:p>19.26591972</text:p>
          </table:table-cell>
          <table:table-cell office:value-type="float" office:value="124.39139835231286" table:formula="of:=[.$D$7]*[.E29]+[.$D$8]*[.D29]+[.$D$9]" table:style-name="ce2">
            <text:p>124.3913984</text:p>
          </table:table-cell>
          <table:table-cell office:value-type="float" office:value="6.4565512648261505" table:formula="of:=[.F29]/[.E29]" table:style-name="ce2">
            <text:p>6.456551265</text:p>
          </table:table-cell>
          <table:table-cell office:value-type="float" office:value="106.36482710291163" table:formula="of:=[.$H$7]*[.E29]" table:style-name="ce3">
            <text:p>106</text:p>
          </table:table-cell>
          <table:table-cell office:value-type="float" office:value="130.00145534800311" table:formula="of:=[.$H$9]*[.E29]" table:style-name="ce3">
            <text:p>130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7" table:style-name="ce2">
            <text:p>17</text:p>
          </table:table-cell>
          <table:table-cell office:value-type="float" office:value="1.2304489213782739" table:formula="of:=LOG([.C30])" table:style-name="ce2">
            <text:p>1.230448921</text:p>
          </table:table-cell>
          <table:table-cell office:value-type="float" office:value="20.917631663430654" table:formula="of:=[.C30]*LOG([.C30])" table:style-name="ce1">
            <text:p>20.91763166</text:p>
          </table:table-cell>
          <table:table-cell office:value-type="float" office:value="133.04489213782739" table:formula="of:=[.$D$7]*[.E30]+[.$D$8]*[.D30]+[.$D$9]" table:style-name="ce2">
            <text:p>133.0448921</text:p>
          </table:table-cell>
          <table:table-cell office:value-type="float" office:value="6.3604185348776232" table:formula="of:=[.F30]/[.E30]" table:style-name="ce2">
            <text:p>6.360418535</text:p>
          </table:table-cell>
          <table:table-cell office:value-type="float" office:value="115.48373019977906" table:formula="of:=[.$H$7]*[.E30]" table:style-name="ce3">
            <text:p>115</text:p>
          </table:table-cell>
          <table:table-cell office:value-type="float" office:value="141.14678135528553" table:formula="of:=[.$H$9]*[.E30]" table:style-name="ce3">
            <text:p>141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.255272505103306" table:formula="of:=LOG([.C31])" table:style-name="ce2">
            <text:p>1.255272505</text:p>
          </table:table-cell>
          <table:table-cell office:value-type="float" office:value="22.594905091859509" table:formula="of:=[.C31]*LOG([.C31])" table:style-name="ce1">
            <text:p>22.59490509</text:p>
          </table:table-cell>
          <table:table-cell office:value-type="float" office:value="141.80361303584715" table:formula="of:=[.$D$7]*[.E31]+[.$D$8]*[.D31]+[.$D$9]" table:style-name="ce2">
            <text:p>141.803613</text:p>
          </table:table-cell>
          <table:table-cell office:value-type="float" office:value="6.2759109834427296" table:formula="of:=[.F31]/[.E31]" table:style-name="ce2">
            <text:p>6.275910983</text:p>
          </table:table-cell>
          <table:table-cell office:value-type="float" office:value="124.74375519670878" table:formula="of:=[.$H$7]*[.E31]" table:style-name="ce3">
            <text:p>125</text:p>
          </table:table-cell>
          <table:table-cell office:value-type="float" office:value="152.4645896848663" table:formula="of:=[.$H$9]*[.E31]" table:style-name="ce3">
            <text:p>152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9" table:style-name="ce2">
            <text:p>19</text:p>
          </table:table-cell>
          <table:table-cell office:value-type="float" office:value="1.2787536009528289" table:formula="of:=LOG([.C32])" table:style-name="ce2">
            <text:p>1.278753601</text:p>
          </table:table-cell>
          <table:table-cell office:value-type="float" office:value="24.296318418103748" table:formula="of:=[.C32]*LOG([.C32])" table:style-name="ce1">
            <text:p>24.29631842</text:p>
          </table:table-cell>
          <table:table-cell office:value-type="float" office:value="150.66289610481118" table:formula="of:=[.$D$7]*[.E32]+[.$D$8]*[.D32]+[.$D$9]" table:style-name="ce2">
            <text:p>150.6628961</text:p>
          </table:table-cell>
          <table:table-cell office:value-type="float" office:value="6.2010586753155481" table:formula="of:=[.F32]/[.E32]" table:style-name="ce2">
            <text:p>6.201058675</text:p>
          </table:table-cell>
          <table:table-cell office:value-type="float" office:value="134.13705366795995" table:formula="of:=[.$H$7]*[.E32]" table:style-name="ce3">
            <text:p>134</text:p>
          </table:table-cell>
          <table:table-cell office:value-type="float" office:value="163.94528781639551" table:formula="of:=[.$H$9]*[.E32]" table:style-name="ce3">
            <text:p>164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1.3010299956639813" table:formula="of:=LOG([.C33])" table:style-name="ce2">
            <text:p>1.301029996</text:p>
          </table:table-cell>
          <table:table-cell office:value-type="float" office:value="26.020599913279625" table:formula="of:=[.C33]*LOG([.C33])" table:style-name="ce1">
            <text:p>26.02059991</text:p>
          </table:table-cell>
          <table:table-cell office:value-type="float" office:value="159.61844950135784" table:formula="of:=[.$D$7]*[.E33]+[.$D$8]*[.D33]+[.$D$9]" table:style-name="ce2">
            <text:p>159.6184495</text:p>
          </table:table-cell>
          <table:table-cell office:value-type="float" office:value="6.1343108934201203" table:formula="of:=[.F33]/[.E33]" table:style-name="ce2">
            <text:p>6.134310893</text:p>
          </table:table-cell>
          <table:table-cell office:value-type="float" office:value="143.65660455122205" table:formula="of:=[.$H$7]*[.E33]" table:style-name="ce3">
            <text:p>144</text:p>
          </table:table-cell>
          <table:table-cell office:value-type="float" office:value="175.58029445149364" table:formula="of:=[.$H$9]*[.E33]" table:style-name="ce3">
            <text:p>176</text:p>
          </table:table-cell>
          <table:table-cell table:number-columns-repeated="16375"/>
        </table:table-row>
        <table:table-row table:style-name="ro1">
          <table:table-cell table:style-name="ce1">
            <draw:frame draw:z-index="3" draw:id="id7" draw:style-name="a17" draw:name="Chart 4" svg:x="0.02604in" svg:y="0.00521in" svg:width="9.32813in" svg:height="4.8072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  <table:table table:name="Poly_4" table:style-name="ta1">
        <table:table-column table:style-name="co1" table:number-columns-repeated="16384" table:default-cell-style-name="ce2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𝒇(𝑵)=𝑩𝑵^𝟐+𝑪𝑵^𝟏+𝑫𝑵^𝟎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style-name="ce2">
            <text:p>Lower</text:p>
          </table:table-cell>
          <table:table-cell table:number-columns-repeated="16377" table:style-name="ce2"/>
        </table:table-row>
        <table:table-row table:style-name="ro2">
          <table:table-cell/>
          <table:table-cell office:value-type="string" table:style-name="ce2">
            <text:p>f(n) =<text:s/></text:p>
          </table:table-cell>
          <table:table-cell office:value-type="string" table:style-name="ce2">
            <text:p>B=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*N<text:span text:style-name="T1">2</text:span></text:p>
          </table:table-cell>
          <table:table-cell table:style-name="ce2"/>
          <table:table-cell office:value-type="string" table:style-name="ce2">
            <text:p>g(n) =</text:p>
          </table:table-cell>
          <table:table-cell office:value-type="float" office:value="4.9837499999999997" table:formula="of:=[.$G$33]-([.$G$33]*0.1)" table:style-name="ce2">
            <text:p>4.98375</text:p>
          </table:table-cell>
          <table:table-cell office:value-type="string" table:style-name="ce2">
            <text:p>*N<text:span text:style-name="T1">2</text:span></text:p>
          </table:table-cell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2">
            <text:p>C=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*N<text:span text:style-name="T1">1</text:span></text:p>
          </table:table-cell>
          <table:table-cell table:number-columns-repeated="16379" table:style-name="ce2"/>
        </table:table-row>
        <table:table-row table:style-name="ro2">
          <table:table-cell/>
          <table:table-cell table:style-name="ce2"/>
          <table:table-cell office:value-type="string" table:style-name="ce2">
            <text:p>D=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*N<text:span text:style-name="T1">0</text:span></text:p>
          </table:table-cell>
          <table:table-cell table:style-name="ce2"/>
          <table:table-cell office:value-type="string" table:style-name="ce2">
            <text:p>Upper</text:p>
          </table:table-cell>
          <table:table-cell table:number-columns-repeated="16377" table:style-name="ce2"/>
        </table:table-row>
        <table:table-row table:style-name="ro2">
          <table:table-cell/>
          <table:table-cell table:number-columns-repeated="5" table:style-name="ce2"/>
          <table:table-cell office:value-type="string" table:style-name="ce2">
            <text:p>g(n) =<text:s/></text:p>
          </table:table-cell>
          <table:table-cell office:value-type="float" office:value="6.0912499999999996" table:formula="of:=[.$G$33]+([.$G$33]*0.1)" table:style-name="ce2">
            <text:p>6.09125</text:p>
          </table:table-cell>
          <table:table-cell office:value-type="string" table:style-name="ce2">
            <text:p>*N<text:span text:style-name="T1">2</text:span>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Ω</text:p>
          </table:table-cell>
          <table:table-cell office:value-type="string" table:style-name="ce2">
            <text:p>Ο</text:p>
          </table:table-cell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2">
            <text:p>N<text:span text:style-name="T1">1</text:span></text:p>
          </table:table-cell>
          <table:table-cell office:value-type="string" table:style-name="ce2">
            <text:p>N<text:span text:style-name="T1">2</text:span></text:p>
          </table:table-cell>
          <table:table-cell table:style-name="ce2"/>
          <table:table-cell office:value-type="string" table:style-name="ce2">
            <text:p>f(n)</text:p>
          </table:table-cell>
          <table:table-cell office:value-type="string" table:style-name="ce2">
            <text:p>f(n)/g(n)</text:p>
          </table:table-cell>
          <table:table-cell office:value-type="string" table:style-name="ce2">
            <text:p>c'g(n)</text:p>
          </table:table-cell>
          <table:table-cell office:value-type="string" table:style-name="ce2">
            <text:p>c''g(n)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formula="of:=[.C14]^2" table:style-name="ce2">
            <text:p>1</text:p>
          </table:table-cell>
          <table:table-cell table:style-name="ce2"/>
          <table:table-cell office:value-type="float" office:value="30" table:formula="of:=[.$D$7]*[.D14]+[.$D$8]*[.C14]+[.$D$9]" table:style-name="ce2">
            <text:p>30</text:p>
          </table:table-cell>
          <table:table-cell office:value-type="float" office:value="30" table:formula="of:=[.F14]/[.D14]" table:style-name="ce2">
            <text:p>30</text:p>
          </table:table-cell>
          <table:table-cell office:value-type="float" office:value="4.9837499999999997" table:formula="of:=[.$H$7]*[.D14]" table:style-name="ce3">
            <text:p>5</text:p>
          </table:table-cell>
          <table:table-cell office:value-type="float" office:value="6.0912499999999996" table:formula="of:=[.$H$10]*[.D14]" table:style-name="ce3">
            <text:p>6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" table:formula="of:=[.C15]^2" table:style-name="ce2">
            <text:p>4</text:p>
          </table:table-cell>
          <table:table-cell table:style-name="ce2"/>
          <table:table-cell office:value-type="float" office:value="55" table:formula="of:=[.$D$7]*[.D15]+[.$D$8]*[.C15]+[.$D$9]" table:style-name="ce2">
            <text:p>55</text:p>
          </table:table-cell>
          <table:table-cell office:value-type="float" office:value="13.75" table:formula="of:=[.F15]/[.D15]" table:style-name="ce2">
            <text:p>13.75</text:p>
          </table:table-cell>
          <table:table-cell office:value-type="float" office:value="19.934999999999999" table:formula="of:=[.$H$7]*[.D15]" table:style-name="ce3">
            <text:p>20</text:p>
          </table:table-cell>
          <table:table-cell office:value-type="float" office:value="24.364999999999998" table:formula="of:=[.$H$10]*[.D15]" table:style-name="ce3">
            <text:p>24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3" table:style-name="ce2">
            <text:p>3</text:p>
          </table:table-cell>
          <table:table-cell office:value-type="float" office:value="9" table:formula="of:=[.C16]^2" table:style-name="ce2">
            <text:p>9</text:p>
          </table:table-cell>
          <table:table-cell table:style-name="ce2"/>
          <table:table-cell office:value-type="float" office:value="90" table:formula="of:=[.$D$7]*[.D16]+[.$D$8]*[.C16]+[.$D$9]" table:style-name="ce2">
            <text:p>90</text:p>
          </table:table-cell>
          <table:table-cell office:value-type="float" office:value="10" table:formula="of:=[.F16]/[.D16]" table:style-name="ce2">
            <text:p>10</text:p>
          </table:table-cell>
          <table:table-cell office:value-type="float" office:value="44.853749999999998" table:formula="of:=[.$H$7]*[.D16]" table:style-name="ce3">
            <text:p>45</text:p>
          </table:table-cell>
          <table:table-cell office:value-type="float" office:value="54.821249999999999" table:formula="of:=[.$H$10]*[.D16]" table:style-name="ce3">
            <text:p>5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4" table:style-name="ce2">
            <text:p>4</text:p>
          </table:table-cell>
          <table:table-cell office:value-type="float" office:value="16" table:formula="of:=[.C17]^2" table:style-name="ce2">
            <text:p>16</text:p>
          </table:table-cell>
          <table:table-cell table:style-name="ce2"/>
          <table:table-cell office:value-type="float" office:value="135" table:formula="of:=[.$D$7]*[.D17]+[.$D$8]*[.C17]+[.$D$9]" table:style-name="ce2">
            <text:p>135</text:p>
          </table:table-cell>
          <table:table-cell office:value-type="float" office:value="8.4375" table:formula="of:=[.F17]/[.D17]" table:style-name="ce2">
            <text:p>8.4375</text:p>
          </table:table-cell>
          <table:table-cell office:value-type="float" office:value="79.739999999999995" table:formula="of:=[.$H$7]*[.D17]" table:style-name="ce3">
            <text:p>80</text:p>
          </table:table-cell>
          <table:table-cell office:value-type="float" office:value="97.46" table:formula="of:=[.$H$10]*[.D17]" table:style-name="ce3">
            <text:p>97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office:value-type="float" office:value="25" table:formula="of:=[.C18]^2" table:style-name="ce2">
            <text:p>25</text:p>
          </table:table-cell>
          <table:table-cell table:style-name="ce2"/>
          <table:table-cell office:value-type="float" office:value="190" table:formula="of:=[.$D$7]*[.D18]+[.$D$8]*[.C18]+[.$D$9]" table:style-name="ce2">
            <text:p>190</text:p>
          </table:table-cell>
          <table:table-cell office:value-type="float" office:value="7.6" table:formula="of:=[.F18]/[.D18]" table:style-name="ce2">
            <text:p>7.6</text:p>
          </table:table-cell>
          <table:table-cell office:value-type="float" office:value="124.59374999999999" table:formula="of:=[.$H$7]*[.D18]" table:style-name="ce3">
            <text:p>125</text:p>
          </table:table-cell>
          <table:table-cell office:value-type="float" office:value="152.28125" table:formula="of:=[.$H$10]*[.D18]" table:style-name="ce3">
            <text:p>152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36" table:formula="of:=[.C19]^2" table:style-name="ce2">
            <text:p>36</text:p>
          </table:table-cell>
          <table:table-cell table:style-name="ce2"/>
          <table:table-cell office:value-type="float" office:value="255" table:formula="of:=[.$D$7]*[.D19]+[.$D$8]*[.C19]+[.$D$9]" table:style-name="ce2">
            <text:p>255</text:p>
          </table:table-cell>
          <table:table-cell office:value-type="float" office:value="7.083333333333333" table:formula="of:=[.F19]/[.D19]" table:style-name="ce2">
            <text:p>7.083333333</text:p>
          </table:table-cell>
          <table:table-cell office:value-type="float" office:value="179.41499999999999" table:formula="of:=[.$H$7]*[.D19]" table:style-name="ce3">
            <text:p>179</text:p>
          </table:table-cell>
          <table:table-cell office:value-type="float" office:value="219.285" table:formula="of:=[.$H$10]*[.D19]" table:style-name="ce3">
            <text:p>219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2">
            <text:p>7</text:p>
          </table:table-cell>
          <table:table-cell office:value-type="float" office:value="49" table:formula="of:=[.C20]^2" table:style-name="ce2">
            <text:p>49</text:p>
          </table:table-cell>
          <table:table-cell table:style-name="ce2"/>
          <table:table-cell office:value-type="float" office:value="330" table:formula="of:=[.$D$7]*[.D20]+[.$D$8]*[.C20]+[.$D$9]" table:style-name="ce2">
            <text:p>330</text:p>
          </table:table-cell>
          <table:table-cell office:value-type="float" office:value="6.7346938775510203" table:formula="of:=[.F20]/[.D20]" table:style-name="ce2">
            <text:p>6.734693878</text:p>
          </table:table-cell>
          <table:table-cell office:value-type="float" office:value="244.20374999999999" table:formula="of:=[.$H$7]*[.D20]" table:style-name="ce3">
            <text:p>244</text:p>
          </table:table-cell>
          <table:table-cell office:value-type="float" office:value="298.47125" table:formula="of:=[.$H$10]*[.D20]" table:style-name="ce3">
            <text:p>298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2">
            <text:p>8</text:p>
          </table:table-cell>
          <table:table-cell office:value-type="float" office:value="64" table:formula="of:=[.C21]^2" table:style-name="ce2">
            <text:p>64</text:p>
          </table:table-cell>
          <table:table-cell table:style-name="ce2"/>
          <table:table-cell office:value-type="float" office:value="415" table:formula="of:=[.$D$7]*[.D21]+[.$D$8]*[.C21]+[.$D$9]" table:style-name="ce2">
            <text:p>415</text:p>
          </table:table-cell>
          <table:table-cell office:value-type="float" office:value="6.484375" table:formula="of:=[.F21]/[.D21]" table:style-name="ce2">
            <text:p>6.484375</text:p>
          </table:table-cell>
          <table:table-cell office:value-type="float" office:value="318.95999999999998" table:formula="of:=[.$H$7]*[.D21]" table:style-name="ce3">
            <text:p>319</text:p>
          </table:table-cell>
          <table:table-cell office:value-type="float" office:value="389.84" table:formula="of:=[.$H$10]*[.D21]" table:style-name="ce3">
            <text:p>39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2">
            <text:p>9</text:p>
          </table:table-cell>
          <table:table-cell office:value-type="float" office:value="81" table:formula="of:=[.C22]^2" table:style-name="ce2">
            <text:p>81</text:p>
          </table:table-cell>
          <table:table-cell table:style-name="ce2"/>
          <table:table-cell office:value-type="float" office:value="510" table:formula="of:=[.$D$7]*[.D22]+[.$D$8]*[.C22]+[.$D$9]" table:style-name="ce2">
            <text:p>510</text:p>
          </table:table-cell>
          <table:table-cell office:value-type="float" office:value="6.2962962962962967" table:formula="of:=[.F22]/[.D22]" table:style-name="ce2">
            <text:p>6.296296296</text:p>
          </table:table-cell>
          <table:table-cell office:value-type="float" office:value="403.68374999999997" table:formula="of:=[.$H$7]*[.D22]" table:style-name="ce3">
            <text:p>404</text:p>
          </table:table-cell>
          <table:table-cell office:value-type="float" office:value="493.39124999999996" table:formula="of:=[.$H$10]*[.D22]" table:style-name="ce3">
            <text:p>493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2">
            <text:p>10</text:p>
          </table:table-cell>
          <table:table-cell office:value-type="float" office:value="100" table:formula="of:=[.C23]^2" table:style-name="ce2">
            <text:p>100</text:p>
          </table:table-cell>
          <table:table-cell table:style-name="ce2"/>
          <table:table-cell office:value-type="float" office:value="615" table:formula="of:=[.$D$7]*[.D23]+[.$D$8]*[.C23]+[.$D$9]" table:style-name="ce2">
            <text:p>615</text:p>
          </table:table-cell>
          <table:table-cell office:value-type="float" office:value="6.15" table:formula="of:=[.F23]/[.D23]" table:style-name="ce2">
            <text:p>6.15</text:p>
          </table:table-cell>
          <table:table-cell office:value-type="float" office:value="498.37499999999994" table:formula="of:=[.$H$7]*[.D23]" table:style-name="ce3">
            <text:p>498</text:p>
          </table:table-cell>
          <table:table-cell office:value-type="float" office:value="609.125" table:formula="of:=[.$H$10]*[.D23]" table:style-name="ce3">
            <text:p>609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2">
            <text:p>11</text:p>
          </table:table-cell>
          <table:table-cell office:value-type="float" office:value="121" table:formula="of:=[.C24]^2" table:style-name="ce2">
            <text:p>121</text:p>
          </table:table-cell>
          <table:table-cell table:style-name="ce2"/>
          <table:table-cell office:value-type="float" office:value="730" table:formula="of:=[.$D$7]*[.D24]+[.$D$8]*[.C24]+[.$D$9]" table:style-name="ce2">
            <text:p>730</text:p>
          </table:table-cell>
          <table:table-cell office:value-type="float" office:value="6.0330578512396693" table:formula="of:=[.F24]/[.D24]" table:style-name="ce2">
            <text:p>6.033057851</text:p>
          </table:table-cell>
          <table:table-cell office:value-type="float" office:value="603.03374999999994" table:formula="of:=[.$H$7]*[.D24]" table:style-name="ce3">
            <text:p>603</text:p>
          </table:table-cell>
          <table:table-cell office:value-type="float" office:value="737.04124999999999" table:formula="of:=[.$H$10]*[.D24]" table:style-name="ce3">
            <text:p>737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2">
            <text:p>12</text:p>
          </table:table-cell>
          <table:table-cell office:value-type="float" office:value="144" table:formula="of:=[.C25]^2" table:style-name="ce2">
            <text:p>144</text:p>
          </table:table-cell>
          <table:table-cell table:style-name="ce2"/>
          <table:table-cell office:value-type="float" office:value="855" table:formula="of:=[.$D$7]*[.D25]+[.$D$8]*[.C25]+[.$D$9]" table:style-name="ce2">
            <text:p>855</text:p>
          </table:table-cell>
          <table:table-cell office:value-type="float" office:value="5.9375" table:formula="of:=[.F25]/[.D25]" table:style-name="ce2">
            <text:p>5.9375</text:p>
          </table:table-cell>
          <table:table-cell office:value-type="float" office:value="717.66" table:formula="of:=[.$H$7]*[.D25]" table:style-name="ce3">
            <text:p>718</text:p>
          </table:table-cell>
          <table:table-cell office:value-type="float" office:value="877.14" table:formula="of:=[.$H$10]*[.D25]" table:style-name="ce3">
            <text:p>877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2">
            <text:p>13</text:p>
          </table:table-cell>
          <table:table-cell office:value-type="float" office:value="169" table:formula="of:=[.C26]^2" table:style-name="ce2">
            <text:p>169</text:p>
          </table:table-cell>
          <table:table-cell table:style-name="ce2"/>
          <table:table-cell office:value-type="float" office:value="990" table:formula="of:=[.$D$7]*[.D26]+[.$D$8]*[.C26]+[.$D$9]" table:style-name="ce2">
            <text:p>990</text:p>
          </table:table-cell>
          <table:table-cell office:value-type="float" office:value="5.8579881656804735" table:formula="of:=[.F26]/[.D26]" table:style-name="ce2">
            <text:p>5.857988166</text:p>
          </table:table-cell>
          <table:table-cell office:value-type="float" office:value="842.25374999999997" table:formula="of:=[.$H$7]*[.D26]" table:style-name="ce3">
            <text:p>842</text:p>
          </table:table-cell>
          <table:table-cell office:value-type="float" office:value="1029.4212499999999" table:formula="of:=[.$H$10]*[.D26]" table:style-name="ce3">
            <text:p>1029</text:p>
            <draw:frame draw:z-index="1" draw:id="id8" draw:style-name="a20" draw:name="TextBox 1" svg:x="0.57292in" svg:y="0.15104in" svg:width="0.00007in" svg:height="0.18835in">
              <draw:text-box>
                <text:p text:style-name="a19" text:class-names="" text:cond-style-name=""><text:span text:style-name="a18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2">
            <text:p>14</text:p>
          </table:table-cell>
          <table:table-cell office:value-type="float" office:value="196" table:formula="of:=[.C27]^2" table:style-name="ce2">
            <text:p>196</text:p>
          </table:table-cell>
          <table:table-cell table:style-name="ce2"/>
          <table:table-cell office:value-type="float" office:value="1135" table:formula="of:=[.$D$7]*[.D27]+[.$D$8]*[.C27]+[.$D$9]" table:style-name="ce2">
            <text:p>1135</text:p>
          </table:table-cell>
          <table:table-cell office:value-type="float" office:value="5.7908163265306118" table:formula="of:=[.F27]/[.D27]" table:style-name="ce2">
            <text:p>5.790816327</text:p>
          </table:table-cell>
          <table:table-cell office:value-type="float" office:value="976.81499999999994" table:formula="of:=[.$H$7]*[.D27]" table:style-name="ce3">
            <text:p>977</text:p>
          </table:table-cell>
          <table:table-cell office:value-type="float" office:value="1193.885" table:formula="of:=[.$H$10]*[.D27]" table:style-name="ce3">
            <text:p>1194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2">
            <text:p>15</text:p>
          </table:table-cell>
          <table:table-cell office:value-type="float" office:value="225" table:formula="of:=[.C28]^2" table:style-name="ce2">
            <text:p>225</text:p>
          </table:table-cell>
          <table:table-cell table:style-name="ce2"/>
          <table:table-cell office:value-type="float" office:value="1290" table:formula="of:=[.$D$7]*[.D28]+[.$D$8]*[.C28]+[.$D$9]" table:style-name="ce2">
            <text:p>1290</text:p>
          </table:table-cell>
          <table:table-cell office:value-type="float" office:value="5.7333333333333334" table:formula="of:=[.F28]/[.D28]" table:style-name="ce2">
            <text:p>5.733333333</text:p>
          </table:table-cell>
          <table:table-cell office:value-type="float" office:value="1121.34375" table:formula="of:=[.$H$7]*[.D28]" table:style-name="ce3">
            <text:p>1121</text:p>
          </table:table-cell>
          <table:table-cell office:value-type="float" office:value="1370.53125" table:formula="of:=[.$H$10]*[.D28]" table:style-name="ce3">
            <text:p>137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2">
            <text:p>16</text:p>
          </table:table-cell>
          <table:table-cell office:value-type="float" office:value="256" table:formula="of:=[.C29]^2" table:style-name="ce2">
            <text:p>256</text:p>
          </table:table-cell>
          <table:table-cell table:style-name="ce2"/>
          <table:table-cell office:value-type="float" office:value="1455" table:formula="of:=[.$D$7]*[.D29]+[.$D$8]*[.C29]+[.$D$9]" table:style-name="ce2">
            <text:p>1455</text:p>
          </table:table-cell>
          <table:table-cell office:value-type="float" office:value="5.68359375" table:formula="of:=[.F29]/[.D29]" table:style-name="ce2">
            <text:p>5.68359375</text:p>
          </table:table-cell>
          <table:table-cell office:value-type="float" office:value="1275.8399999999999" table:formula="of:=[.$H$7]*[.D29]" table:style-name="ce3">
            <text:p>1276</text:p>
          </table:table-cell>
          <table:table-cell office:value-type="float" office:value="1559.36" table:formula="of:=[.$H$10]*[.D29]" table:style-name="ce3">
            <text:p>1559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2">
            <text:p>17</text:p>
          </table:table-cell>
          <table:table-cell office:value-type="float" office:value="289" table:formula="of:=[.C30]^2" table:style-name="ce2">
            <text:p>289</text:p>
          </table:table-cell>
          <table:table-cell table:style-name="ce2"/>
          <table:table-cell office:value-type="float" office:value="1630" table:formula="of:=[.$D$7]*[.D30]+[.$D$8]*[.C30]+[.$D$9]" table:style-name="ce2">
            <text:p>1630</text:p>
          </table:table-cell>
          <table:table-cell office:value-type="float" office:value="5.6401384083044981" table:formula="of:=[.F30]/[.D30]" table:style-name="ce2">
            <text:p>5.640138408</text:p>
          </table:table-cell>
          <table:table-cell office:value-type="float" office:value="1440.3037499999998" table:formula="of:=[.$H$7]*[.D30]" table:style-name="ce3">
            <text:p>1440</text:p>
          </table:table-cell>
          <table:table-cell office:value-type="float" office:value="1760.3712499999999" table:formula="of:=[.$H$10]*[.D30]" table:style-name="ce3">
            <text:p>176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8" table:style-name="ce2">
            <text:p>18</text:p>
          </table:table-cell>
          <table:table-cell office:value-type="float" office:value="324" table:formula="of:=[.C31]^2" table:style-name="ce2">
            <text:p>324</text:p>
          </table:table-cell>
          <table:table-cell table:style-name="ce2"/>
          <table:table-cell office:value-type="float" office:value="1815" table:formula="of:=[.$D$7]*[.D31]+[.$D$8]*[.C31]+[.$D$9]" table:style-name="ce2">
            <text:p>1815</text:p>
          </table:table-cell>
          <table:table-cell office:value-type="float" office:value="5.6018518518518521" table:formula="of:=[.F31]/[.D31]" table:style-name="ce2">
            <text:p>5.601851852</text:p>
          </table:table-cell>
          <table:table-cell office:value-type="float" office:value="1614.7349999999999" table:formula="of:=[.$H$7]*[.D31]" table:style-name="ce3">
            <text:p>1615</text:p>
          </table:table-cell>
          <table:table-cell office:value-type="float" office:value="1973.5649999999998" table:formula="of:=[.$H$10]*[.D31]" table:style-name="ce3">
            <text:p>1974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9" table:style-name="ce2">
            <text:p>19</text:p>
          </table:table-cell>
          <table:table-cell office:value-type="float" office:value="361" table:formula="of:=[.C32]^2" table:style-name="ce2">
            <text:p>361</text:p>
          </table:table-cell>
          <table:table-cell table:style-name="ce2"/>
          <table:table-cell office:value-type="float" office:value="2010" table:formula="of:=[.$D$7]*[.D32]+[.$D$8]*[.C32]+[.$D$9]" table:style-name="ce2">
            <text:p>2010</text:p>
          </table:table-cell>
          <table:table-cell office:value-type="float" office:value="5.56786703601108" table:formula="of:=[.F32]/[.D32]" table:style-name="ce2">
            <text:p>5.567867036</text:p>
          </table:table-cell>
          <table:table-cell office:value-type="float" office:value="1799.13375" table:formula="of:=[.$H$7]*[.D32]" table:style-name="ce3">
            <text:p>1799</text:p>
          </table:table-cell>
          <table:table-cell office:value-type="float" office:value="2198.9412499999999" table:formula="of:=[.$H$10]*[.D32]" table:style-name="ce3">
            <text:p>2199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20" table:style-name="ce2">
            <text:p>20</text:p>
          </table:table-cell>
          <table:table-cell office:value-type="float" office:value="400" table:formula="of:=[.C33]^2" table:style-name="ce2">
            <text:p>400</text:p>
          </table:table-cell>
          <table:table-cell table:style-name="ce2"/>
          <table:table-cell office:value-type="float" office:value="2215" table:formula="of:=[.$D$7]*[.D33]+[.$D$8]*[.C33]+[.$D$9]" table:style-name="ce2">
            <text:p>2215</text:p>
          </table:table-cell>
          <table:table-cell office:value-type="float" office:value="5.5374999999999996" table:formula="of:=[.F33]/[.D33]" table:style-name="ce2">
            <text:p>5.5375</text:p>
          </table:table-cell>
          <table:table-cell office:value-type="float" office:value="1993.4999999999998" table:formula="of:=[.$H$7]*[.D33]" table:style-name="ce3">
            <text:p>1994</text:p>
          </table:table-cell>
          <table:table-cell office:value-type="float" office:value="2436.5" table:formula="of:=[.$H$10]*[.D33]" table:style-name="ce3">
            <text:p>2437</text:p>
          </table:table-cell>
          <table:table-cell table:number-columns-repeated="16375"/>
        </table:table-row>
        <table:table-row table:style-name="ro1">
          <table:table-cell table:style-name="ce2">
            <draw:frame draw:z-index="2" draw:id="id9" draw:style-name="a21" draw:name="Chart 3" svg:x="0in" svg:y="0.01042in" svg:width="9.34375in" svg:height="4.78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ㅑ ЯƐИ ㅕ</meta:initial-creator>
    <dc:creator>Di Cristofaro, Renzo</dc:creator>
    <meta:creation-date>2025-04-01T01:25:02Z</meta:creation-date>
    <dc:date>2025-04-01T04:26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14.6248031496062pt" svg:width="634.8751181102363pt" chart:style-name="Crt0">
        <chart:title chart:style-name="CT00">
          <text:p text:style-name="a0" text:class-names="" text:cond-style-name="">Asymptomatic Analysi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and First Order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-&gt; Size of Array to Analyze</text:p>
            </chart:title>
            <chart:grid chart:class="major" chart:style-name="GMa1"/>
          </chart:axis>
          <chart:series chart:label-cell-address="Poly_1.$F$13" chart:values-cell-range-address="Poly_1.$F$14:.$F$33" chart:class="chart:scatter" chart:attached-axis="primary-y" chart:style-name="G0S0">
            <chart:domain table:cell-range-address="Poly_1.$C$14:.$C$33"/>
            <chart:data-point chart:repeated="20"/>
          </chart:series>
          <chart:series chart:label-cell-address="Poly_1.$H$12" chart:values-cell-range-address="Poly_1.$H$14:.$H$33" chart:class="chart:scatter" chart:attached-axis="primary-y" chart:style-name="G0S1">
            <chart:domain table:cell-range-address="Poly_1.$C$14:.$C$33"/>
            <chart:data-point chart:repeated="20"/>
          </chart:series>
          <chart:series chart:label-cell-address="Poly_1.$I$12" chart:values-cell-range-address="Poly_1.$I$14:.$I$33" chart:class="chart:scatter" chart:attached-axis="primary-y" chart:style-name="G0S2">
            <chart:domain table:cell-range-address="Poly_1.$C$14:.$C$33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44.6251181102362pt" svg:width="670.8751181102363pt" chart:style-name="Crt0">
        <chart:title chart:style-name="CT00">
          <text:p text:style-name="a0" text:class-names="" text:cond-style-name="">Asymptomatic Analysi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and fist Order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-&gt; Size of Array to Analyze</text:p>
            </chart:title>
            <chart:grid chart:class="major" chart:style-name="GMa1"/>
          </chart:axis>
          <chart:series chart:label-cell-address="Poly_2.$F$13" chart:values-cell-range-address="Poly_2.$F$14:.$F$33" chart:class="chart:scatter" chart:attached-axis="primary-y" chart:style-name="G0S0">
            <chart:domain table:cell-range-address="Poly_2.$C$14:.$C$33"/>
            <chart:data-point chart:repeated="20"/>
          </chart:series>
          <chart:series chart:label-cell-address="Poly_2.$H$12" chart:values-cell-range-address="Poly_2.$H$14:.$H$33" chart:class="chart:scatter" chart:attached-axis="primary-y" chart:style-name="G0S1">
            <chart:domain table:cell-range-address="Poly_2.$C$14:.$C$33"/>
            <chart:data-point chart:repeated="20"/>
          </chart:series>
          <chart:series chart:label-cell-address="Poly_2.$I$12" chart:values-cell-range-address="Poly_2.$I$14:.$I$33" chart:class="chart:scatter" chart:attached-axis="primary-y" chart:style-name="G0S2">
            <chart:domain table:cell-range-address="Poly_2.$C$14:.$C$33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46.1248031496062pt" svg:width="671.6253543307087pt" chart:style-name="Crt0">
        <chart:title chart:style-name="CT00">
          <text:p text:style-name="a0" text:class-names="" text:cond-style-name="">Asymptomatic Analysi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and First Order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-&gt; Size of Array to Analyze</text:p>
            </chart:title>
            <chart:grid chart:class="major" chart:style-name="GMa1"/>
          </chart:axis>
          <chart:series chart:label-cell-address="Poly_3.$F$13" chart:values-cell-range-address="Poly_3.$F$14:.$F$33" chart:class="chart:scatter" chart:attached-axis="primary-y" chart:style-name="G0S0">
            <chart:domain table:cell-range-address="Poly_3.$C$14:.$C$33"/>
            <chart:data-point chart:repeated="20"/>
          </chart:series>
          <chart:series chart:label-cell-address="Poly_3.$H$12" chart:values-cell-range-address="Poly_3.$H$14:.$H$33" chart:class="chart:scatter" chart:attached-axis="primary-y" chart:style-name="G0S1">
            <chart:domain table:cell-range-address="Poly_3.$C$14:.$C$33"/>
            <chart:data-point chart:repeated="20"/>
          </chart:series>
          <chart:series chart:label-cell-address="Poly_3.$I$12" chart:values-cell-range-address="Poly_3.$I$14:.$I$33" chart:class="chart:scatter" chart:attached-axis="primary-y" chart:style-name="G0S2">
            <chart:domain table:cell-range-address="Poly_3.$C$14:.$C$33"/>
            <chart:data-point chart:repeated="2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ea72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44.25pt" svg:width="672.75pt" chart:style-name="Crt0">
        <chart:title chart:style-name="CT00">
          <text:p text:style-name="a0" text:class-names="" text:cond-style-name="">Asymptomatic Analysi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cuntion and first order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-&gt; size of array to analyze</text:p>
            </chart:title>
            <chart:grid chart:class="major" chart:style-name="GMa1"/>
          </chart:axis>
          <chart:series chart:label-cell-address="Poly_4.$H$12" chart:values-cell-range-address="Poly_4.$H$14:.$H$33" chart:class="chart:scatter" chart:attached-axis="primary-y" chart:style-name="G0S0">
            <chart:domain table:cell-range-address="Poly_4.$C$14:.$C$33"/>
            <chart:data-point chart:repeated="20"/>
          </chart:series>
          <chart:series chart:label-cell-address="Poly_4.$I$12" chart:values-cell-range-address="Poly_4.$I$14:.$I$33" chart:class="chart:scatter" chart:attached-axis="primary-y" chart:style-name="G0S1">
            <chart:domain table:cell-range-address="Poly_4.$C$14:.$C$33"/>
            <chart:data-point chart:repeated="20"/>
          </chart:series>
          <chart:series chart:label-cell-address="Poly_4.$F$13" chart:values-cell-range-address="Poly_4.$F$14:.$F$33" chart:class="chart:scatter" chart:attached-axis="primary-y" chart:style-name="G0S2">
            <chart:domain table:cell-range-address="Poly_4.$C$14:.$C$33"/>
            <chart:data-point chart:repeated="2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